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tro *</text:p>
          </table:table-cell>
          <table:table-cell table:number-columns-repeated="6"/>
        </table:table-row>
        <table:table-row table:style-name="ro1">
          <table:table-cell office:value-type="float" office:value="4552.48" calcext:value-type="float">
            <text:p>4552.48</text:p>
          </table:table-cell>
          <table:table-cell/>
          <table:table-cell office:value-type="float" office:value="35834" calcext:value-type="float">
            <text:p>35834</text:p>
          </table:table-cell>
          <table:table-cell/>
          <table:table-cell table:formula="of:=[.C2]/[.A2]" office:value-type="float" office:value="7.87131409693178" calcext:value-type="float">
            <text:p>7.87131409693178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float" office:value="11798.5" calcext:value-type="float">
            <text:p>11798.5</text:p>
          </table:table-cell>
          <table:table-cell/>
          <table:table-cell table:formula="of:=[.C3]/[.A3]" office:value-type="float" office:value="8.50648882480173" calcext:value-type="float">
            <text:p>8.50648882480173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/>
          <table:table-cell office:value-type="float" office:value="35802" calcext:value-type="float">
            <text:p>35802</text:p>
          </table:table-cell>
          <table:table-cell/>
          <table:table-cell table:formula="of:=[.C4]/[.A4]" office:value-type="float" office:value="7.8478737395879" calcext:value-type="float">
            <text:p>7.84787373958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2:.E4])" office:value-type="float" office:value="8.07522555377381" calcext:value-type="float">
            <text:p>8.07522555377381</text:p>
          </table:table-cell>
          <table:table-cell table:formula="of:=STDEV([.E2:.E4])" office:value-type="float" office:value="0.373668796250612" calcext:value-type="float">
            <text:p>0.373668796250612</text:p>
          </table:table-cell>
          <table:table-cell table:formula="of:=100*[.F6]/[.E6]" office:value-type="float" office:value="4.6273481002148" calcext:value-type="float">
            <text:p>4.6273481002148</text:p>
          </table:table-cell>
        </table:table-row>
        <table:table-row table:style-name="ro1">
          <table:table-cell office:value-type="string" calcext:value-type="string">
            <text:p>Filtro **</text:p>
          </table:table-cell>
          <table:table-cell table:number-columns-repeated="6"/>
        </table:table-row>
        <table:table-row table:style-name="ro1">
          <table:table-cell office:value-type="float" office:value="64374" calcext:value-type="float">
            <text:p>64374</text:p>
          </table:table-cell>
          <table:table-cell/>
          <table:table-cell office:value-type="float" office:value="2853" calcext:value-type="float">
            <text:p>2853</text:p>
          </table:table-cell>
          <table:table-cell/>
          <table:table-cell table:formula="of:=[.A8]/[.C8]" office:value-type="float" office:value="22.5636172450053" calcext:value-type="float">
            <text:p>22.5636172450053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formula="of:=[.A9]/[.C9]" office:value-type="float" office:value="20.9761092150171" calcext:value-type="float">
            <text:p>20.9761092150171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table:formula="of:=[.A10]/[.C10]" office:value-type="float" office:value="21.8252427184466" calcext:value-type="float">
            <text:p>21.8252427184466</text:p>
          </table:table-cell>
          <table:table-cell table:number-columns-repeated="2"/>
        </table:table-row>
        <table:table-row table:style-name="ro1">
          <table:table-cell office:value-type="float" office:value="38231" calcext:value-type="float">
            <text:p>38231</text:p>
          </table:table-cell>
          <table:table-cell/>
          <table:table-cell office:value-type="float" office:value="1953" calcext:value-type="float">
            <text:p>1953</text:p>
          </table:table-cell>
          <table:table-cell/>
          <table:table-cell table:formula="of:=[.A11]/[.C11]" office:value-type="float" office:value="19.5755248335893" calcext:value-type="float">
            <text:p>19.5755248335893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12]/[.C12]" office:value-type="float" office:value="21.9588235294118" calcext:value-type="float">
            <text:p>21.958823529411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8:.E12])" office:value-type="float" office:value="21.379863508294" calcext:value-type="float">
            <text:p>21.379863508294</text:p>
          </table:table-cell>
          <table:table-cell table:formula="of:=STDEV([.E8:.E12])" office:value-type="float" office:value="1.15688005411551" calcext:value-type="float">
            <text:p>1.15688005411551</text:p>
          </table:table-cell>
          <table:table-cell table:formula="of:=100*[.F14]/[.E14]" office:value-type="float" office:value="5.41107315145727" calcext:value-type="float">
            <text:p>5.411073151457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ro ***</text:p>
          </table:table-cell>
          <table:table-cell table:number-columns-repeated="6"/>
        </table:table-row>
        <table:table-row table:style-name="ro1">
          <table:table-cell office:value-type="float" office:value="37417" calcext:value-type="float">
            <text:p>3741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A17]/[.C17]" office:value-type="float" office:value="374.17" calcext:value-type="float">
            <text:p>374.17</text:p>
          </table:table-cell>
          <table:table-cell table:number-columns-repeated="2"/>
        </table:table-row>
        <table:table-row table:style-name="ro1">
          <table:table-cell office:value-type="float" office:value="20626" calcext:value-type="float">
            <text:p>2062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A18]/[.C18]" office:value-type="float" office:value="396.653846153846" calcext:value-type="float">
            <text:p>396.653846153846</text:p>
          </table:table-cell>
          <table:table-cell table:number-columns-repeated="2"/>
        </table:table-row>
        <table:table-row table:style-name="ro1">
          <table:table-cell office:value-type="float" office:value="13811" calcext:value-type="float">
            <text:p>1381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A19]/[.C19]" office:value-type="float" office:value="418.515151515151" calcext:value-type="float">
            <text:p>418.51515151515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17:.E19])" office:value-type="float" office:value="396.446332556333" calcext:value-type="float">
            <text:p>396.446332556333</text:p>
          </table:table-cell>
          <table:table-cell table:formula="of:=STDEV([.E17:.E19])" office:value-type="float" office:value="22.1733040421427" calcext:value-type="float">
            <text:p>22.1733040421427</text:p>
          </table:table-cell>
          <table:table-cell table:formula="of:=100*[.F22]/[.E22]" office:value-type="float" office:value="5.59301530150792" calcext:value-type="float">
            <text:p>5.593015301507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rá que no le resto el 800, tengo la duda!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7"/>
        </table:table-row>
        <table:table-row table:style-name="ro1">
          <table:table-cell office:value-type="string" calcext:value-type="string">
            <text:p>Filtro *</text:p>
          </table:table-cell>
          <table:table-cell table:number-columns-repeated="6"/>
        </table:table-row>
        <table:table-row table:style-name="ro1">
          <table:table-cell office:value-type="float" office:value="4552.48" calcext:value-type="float">
            <text:p>4552.48</text:p>
          </table:table-cell>
          <table:table-cell/>
          <table:table-cell office:value-type="float" office:value="35834" calcext:value-type="float">
            <text:p>35834</text:p>
          </table:table-cell>
          <table:table-cell/>
          <table:table-cell table:formula="of:=[.C27]/[.A27]" office:value-type="float" office:value="7.87131409693178" calcext:value-type="float">
            <text:p>7.87131409693178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float" office:value="11798.5" calcext:value-type="float">
            <text:p>11798.5</text:p>
          </table:table-cell>
          <table:table-cell/>
          <table:table-cell table:formula="of:=[.C28]/[.A28]" office:value-type="float" office:value="8.50648882480173" calcext:value-type="float">
            <text:p>8.50648882480173</text:p>
          </table:table-cell>
          <table:table-cell table:number-columns-repeated="2"/>
        </table:table-row>
        <table:table-row table:style-name="ro1">
          <table:table-cell office:value-type="float" office:value="4562" calcext:value-type="float">
            <text:p>4562</text:p>
          </table:table-cell>
          <table:table-cell/>
          <table:table-cell office:value-type="float" office:value="35802" calcext:value-type="float">
            <text:p>35802</text:p>
          </table:table-cell>
          <table:table-cell/>
          <table:table-cell table:formula="of:=[.C29]/[.A29]" office:value-type="float" office:value="7.8478737395879" calcext:value-type="float">
            <text:p>7.847873739587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27:.E29])" office:value-type="float" office:value="8.07522555377381" calcext:value-type="float">
            <text:p>8.07522555377381</text:p>
          </table:table-cell>
          <table:table-cell table:formula="of:=STDEV([.E27:.E29])" office:value-type="float" office:value="0.373668796250612" calcext:value-type="float">
            <text:p>0.373668796250612</text:p>
          </table:table-cell>
          <table:table-cell table:formula="of:=100*[.F31]/[.E31]" office:value-type="float" office:value="4.6273481002148" calcext:value-type="float">
            <text:p>4.6273481002148</text:p>
          </table:table-cell>
        </table:table-row>
        <table:table-row table:style-name="ro1">
          <table:table-cell office:value-type="string" calcext:value-type="string">
            <text:p>Filtro **</text:p>
          </table:table-cell>
          <table:table-cell table:number-columns-repeated="6"/>
        </table:table-row>
        <table:table-row table:style-name="ro1">
          <table:table-cell office:value-type="float" office:value="64374" calcext:value-type="float">
            <text:p>64374</text:p>
          </table:table-cell>
          <table:table-cell/>
          <table:table-cell office:value-type="float" office:value="2853" calcext:value-type="float">
            <text:p>2853</text:p>
          </table:table-cell>
          <table:table-cell/>
          <table:table-cell table:formula="of:=[.A33]/[.C33]" office:value-type="float" office:value="22.5636172450053" calcext:value-type="float">
            <text:p>22.5636172450053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formula="of:=[.A34]/[.C34]" office:value-type="float" office:value="20.9761092150171" calcext:value-type="float">
            <text:p>20.9761092150171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table:formula="of:=[.A35]/[.C35]" office:value-type="float" office:value="21.8252427184466" calcext:value-type="float">
            <text:p>21.8252427184466</text:p>
          </table:table-cell>
          <table:table-cell table:number-columns-repeated="2"/>
        </table:table-row>
        <table:table-row table:style-name="ro1">
          <table:table-cell office:value-type="float" office:value="38231" calcext:value-type="float">
            <text:p>38231</text:p>
          </table:table-cell>
          <table:table-cell/>
          <table:table-cell office:value-type="float" office:value="1953" calcext:value-type="float">
            <text:p>1953</text:p>
          </table:table-cell>
          <table:table-cell/>
          <table:table-cell table:formula="of:=[.A36]/[.C36]" office:value-type="float" office:value="19.5755248335893" calcext:value-type="float">
            <text:p>19.5755248335893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37]/[.C37]" office:value-type="float" office:value="21.9588235294118" calcext:value-type="float">
            <text:p>21.958823529411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AVERAGE([.E33:.E37])" office:value-type="float" office:value="21.379863508294" calcext:value-type="float">
            <text:p>21.379863508294</text:p>
          </table:table-cell>
          <table:table-cell table:formula="of:=STDEV([.E33:.E37])" office:value-type="float" office:value="1.15688005411551" calcext:value-type="float">
            <text:p>1.15688005411551</text:p>
          </table:table-cell>
          <table:table-cell table:formula="of:=100*[.F39]/[.E39]" office:value-type="float" office:value="5.41107315145727" calcext:value-type="float">
            <text:p>5.4110731514572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ltro ***</text:p>
          </table:table-cell>
          <table:table-cell table:number-columns-repeated="6"/>
        </table:table-row>
        <table:table-row table:style-name="ro1">
          <table:table-cell office:value-type="float" office:value="37417" calcext:value-type="float">
            <text:p>3741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A42]/[.C42]" office:value-type="float" office:value="374.17" calcext:value-type="float">
            <text:p>374.17</text:p>
          </table:table-cell>
          <table:table-cell table:number-columns-repeated="2"/>
        </table:table-row>
        <table:table-row table:style-name="ro1">
          <table:table-cell office:value-type="float" office:value="20626" calcext:value-type="float">
            <text:p>2062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A43]/[.C43]" office:value-type="float" office:value="396.653846153846" calcext:value-type="float">
            <text:p>396.653846153846</text:p>
          </table:table-cell>
          <table:table-cell table:number-columns-repeated="2"/>
        </table:table-row>
        <table:table-row table:style-name="ro1">
          <table:table-cell office:value-type="float" office:value="13811" calcext:value-type="float">
            <text:p>13811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A44]/[.C44]" office:value-type="float" office:value="418.515151515151" calcext:value-type="float">
            <text:p>418.51515151515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42:.E44])" office:value-type="float" office:value="396.446332556333" calcext:value-type="float">
            <text:p>396.446332556333</text:p>
          </table:table-cell>
          <table:table-cell table:formula="of:=STDEV([.E42:.E44])" office:value-type="float" office:value="22.1733040421427" calcext:value-type="float">
            <text:p>22.1733040421427</text:p>
          </table:table-cell>
          <table:table-cell table:formula="of:=100*[.F47]/[.E47]" office:value-type="float" office:value="5.59301530150792" calcext:value-type="float">
            <text:p>5.59301530150792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1.tx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0 </text:p>
          </table:table-cell>
          <table:table-cell office:value-type="float" office:value="808.617591" calcext:value-type="float">
            <text:p>808.617591</text:p>
          </table:table-cell>
          <table:table-cell office:value-type="float" office:value="0.027598" calcext:value-type="float">
            <text:p>0.027598</text:p>
          </table:table-cell>
          <table:table-cell/>
          <table:table-cell office:value-type="float" office:value="1.702612" calcext:value-type="float">
            <text:p>1.702612</text:p>
          </table:table-cell>
          <table:table-cell office:value-type="float" office:value="0.139151" calcext:value-type="float">
            <text:p>0.139151</text:p>
          </table:table-cell>
          <table:table-cell/>
          <table:table-cell office:value-type="float" office:value="35.683172" calcext:value-type="float">
            <text:p>35.683172</text:p>
          </table:table-cell>
          <table:table-cell office:value-type="float" office:value="95.436888" calcext:value-type="float">
            <text:p>95.436888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0 </text:p>
          </table:table-cell>
          <table:table-cell office:value-type="float" office:value="808.615208" calcext:value-type="float">
            <text:p>808.615208</text:p>
          </table:table-cell>
          <table:table-cell office:value-type="float" office:value="0.028676" calcext:value-type="float">
            <text:p>0.028676</text:p>
          </table:table-cell>
          <table:table-cell/>
          <table:table-cell office:value-type="float" office:value="1.680385" calcext:value-type="float">
            <text:p>1.680385</text:p>
          </table:table-cell>
          <table:table-cell office:value-type="float" office:value="0.144049" calcext:value-type="float">
            <text:p>0.144049</text:p>
          </table:table-cell>
          <table:table-cell/>
          <table:table-cell office:value-type="float" office:value="36.248579" calcext:value-type="float">
            <text:p>36.248579</text:p>
          </table:table-cell>
          <table:table-cell office:value-type="float" office:value="95.683337" calcext:value-type="float">
            <text:p>95.683337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0 </text:p>
          </table:table-cell>
          <table:table-cell office:value-type="float" office:value="808.637705" calcext:value-type="float">
            <text:p>808.637705</text:p>
          </table:table-cell>
          <table:table-cell office:value-type="float" office:value="0.026662" calcext:value-type="float">
            <text:p>0.026662</text:p>
          </table:table-cell>
          <table:table-cell/>
          <table:table-cell office:value-type="float" office:value="1.728944" calcext:value-type="float">
            <text:p>1.728944</text:p>
          </table:table-cell>
          <table:table-cell office:value-type="float" office:value="0.137995" calcext:value-type="float">
            <text:p>0.137995</text:p>
          </table:table-cell>
          <table:table-cell/>
          <table:table-cell office:value-type="float" office:value="43.003832" calcext:value-type="float">
            <text:p>43.003832</text:p>
          </table:table-cell>
          <table:table-cell office:value-type="float" office:value="116.793842" calcext:value-type="float">
            <text:p>116.793842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0 </text:p>
          </table:table-cell>
          <table:table-cell office:value-type="float" office:value="808.666022" calcext:value-type="float">
            <text:p>808.666022</text:p>
          </table:table-cell>
          <table:table-cell office:value-type="float" office:value="0.026709" calcext:value-type="float">
            <text:p>0.026709</text:p>
          </table:table-cell>
          <table:table-cell/>
          <table:table-cell office:value-type="float" office:value="1.705745" calcext:value-type="float">
            <text:p>1.705745</text:p>
          </table:table-cell>
          <table:table-cell office:value-type="float" office:value="0.137621" calcext:value-type="float">
            <text:p>0.137621</text:p>
          </table:table-cell>
          <table:table-cell/>
          <table:table-cell office:value-type="float" office:value="45.530396" calcext:value-type="float">
            <text:p>45.530396</text:p>
          </table:table-cell>
          <table:table-cell office:value-type="float" office:value="121.996132" calcext:value-type="float">
            <text:p>121.996132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0 </text:p>
          </table:table-cell>
          <table:table-cell office:value-type="float" office:value="808.691353" calcext:value-type="float">
            <text:p>808.691353</text:p>
          </table:table-cell>
          <table:table-cell office:value-type="float" office:value="0.023458" calcext:value-type="float">
            <text:p>0.023458</text:p>
          </table:table-cell>
          <table:table-cell/>
          <table:table-cell office:value-type="float" office:value="1.673027" calcext:value-type="float">
            <text:p>1.673027</text:p>
          </table:table-cell>
          <table:table-cell office:value-type="float" office:value="0.120699" calcext:value-type="float">
            <text:p>0.120699</text:p>
          </table:table-cell>
          <table:table-cell/>
          <table:table-cell office:value-type="float" office:value="58.3119" calcext:value-type="float">
            <text:p>58.3119</text:p>
          </table:table-cell>
          <table:table-cell office:value-type="float" office:value="153.24507" calcext:value-type="float">
            <text:p>153.24507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0 </text:p>
          </table:table-cell>
          <table:table-cell office:value-type="float" office:value="808.684686" calcext:value-type="float">
            <text:p>808.684686</text:p>
          </table:table-cell>
          <table:table-cell office:value-type="float" office:value="0.023371" calcext:value-type="float">
            <text:p>0.023371</text:p>
          </table:table-cell>
          <table:table-cell/>
          <table:table-cell office:value-type="float" office:value="1.631406" calcext:value-type="float">
            <text:p>1.631406</text:p>
          </table:table-cell>
          <table:table-cell office:value-type="float" office:value="0.119369" calcext:value-type="float">
            <text:p>0.119369</text:p>
          </table:table-cell>
          <table:table-cell/>
          <table:table-cell office:value-type="float" office:value="56.392178" calcext:value-type="float">
            <text:p>56.392178</text:p>
          </table:table-cell>
          <table:table-cell office:value-type="float" office:value="144.513268" calcext:value-type="float">
            <text:p>144.513268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0 </text:p>
          </table:table-cell>
          <table:table-cell office:value-type="float" office:value="808.699007" calcext:value-type="float">
            <text:p>808.699007</text:p>
          </table:table-cell>
          <table:table-cell office:value-type="float" office:value="0.021346" calcext:value-type="float">
            <text:p>0.021346</text:p>
          </table:table-cell>
          <table:table-cell/>
          <table:table-cell office:value-type="float" office:value="1.586369" calcext:value-type="float">
            <text:p>1.586369</text:p>
          </table:table-cell>
          <table:table-cell office:value-type="float" office:value="0.10771" calcext:value-type="float">
            <text:p>0.10771</text:p>
          </table:table-cell>
          <table:table-cell/>
          <table:table-cell office:value-type="float" office:value="76.627643" calcext:value-type="float">
            <text:p>76.627643</text:p>
          </table:table-cell>
          <table:table-cell office:value-type="float" office:value="190.947224" calcext:value-type="float">
            <text:p>190.947224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0 </text:p>
          </table:table-cell>
          <table:table-cell office:value-type="float" office:value="808.725923" calcext:value-type="float">
            <text:p>808.725923</text:p>
          </table:table-cell>
          <table:table-cell office:value-type="float" office:value="0.020008" calcext:value-type="float">
            <text:p>0.020008</text:p>
          </table:table-cell>
          <table:table-cell/>
          <table:table-cell office:value-type="float" office:value="1.579106" calcext:value-type="float">
            <text:p>1.579106</text:p>
          </table:table-cell>
          <table:table-cell office:value-type="float" office:value="0.101606" calcext:value-type="float">
            <text:p>0.101606</text:p>
          </table:table-cell>
          <table:table-cell/>
          <table:table-cell office:value-type="float" office:value="90.614227" calcext:value-type="float">
            <text:p>90.614227</text:p>
          </table:table-cell>
          <table:table-cell office:value-type="float" office:value="224.765818" calcext:value-type="float">
            <text:p>224.765818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0 </text:p>
          </table:table-cell>
          <table:table-cell office:value-type="float" office:value="808.739499" calcext:value-type="float">
            <text:p>808.739499</text:p>
          </table:table-cell>
          <table:table-cell office:value-type="float" office:value="0.019305" calcext:value-type="float">
            <text:p>0.019305</text:p>
          </table:table-cell>
          <table:table-cell/>
          <table:table-cell office:value-type="float" office:value="1.561738" calcext:value-type="float">
            <text:p>1.561738</text:p>
          </table:table-cell>
          <table:table-cell office:value-type="float" office:value="0.097899" calcext:value-type="float">
            <text:p>0.097899</text:p>
          </table:table-cell>
          <table:table-cell/>
          <table:table-cell office:value-type="float" office:value="99.26762" calcext:value-type="float">
            <text:p>99.26762</text:p>
          </table:table-cell>
          <table:table-cell office:value-type="float" office:value="243.521866" calcext:value-type="float">
            <text:p>243.521866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L0 </text:p>
          </table:table-cell>
          <table:table-cell office:value-type="float" office:value="808.751682" calcext:value-type="float">
            <text:p>808.751682</text:p>
          </table:table-cell>
          <table:table-cell office:value-type="float" office:value="0.017738" calcext:value-type="float">
            <text:p>0.017738</text:p>
          </table:table-cell>
          <table:table-cell/>
          <table:table-cell office:value-type="float" office:value="1.495991" calcext:value-type="float">
            <text:p>1.495991</text:p>
          </table:table-cell>
          <table:table-cell office:value-type="float" office:value="0.088289" calcext:value-type="float">
            <text:p>0.088289</text:p>
          </table:table-cell>
          <table:table-cell/>
          <table:table-cell office:value-type="float" office:value="113.778212" calcext:value-type="float">
            <text:p>113.778212</text:p>
          </table:table-cell>
          <table:table-cell office:value-type="float" office:value="267.368168" calcext:value-type="float">
            <text:p>267.368168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L0 </text:p>
          </table:table-cell>
          <table:table-cell office:value-type="float" office:value="808.781096" calcext:value-type="float">
            <text:p>808.781096</text:p>
          </table:table-cell>
          <table:table-cell office:value-type="float" office:value="0.015824" calcext:value-type="float">
            <text:p>0.015824</text:p>
          </table:table-cell>
          <table:table-cell/>
          <table:table-cell office:value-type="float" office:value="1.395382" calcext:value-type="float">
            <text:p>1.395382</text:p>
          </table:table-cell>
          <table:table-cell office:value-type="float" office:value="0.076432" calcext:value-type="float">
            <text:p>0.076432</text:p>
          </table:table-cell>
          <table:table-cell/>
          <table:table-cell office:value-type="float" office:value="155.01809" calcext:value-type="float">
            <text:p>155.01809</text:p>
          </table:table-cell>
          <table:table-cell office:value-type="float" office:value="339.778764" calcext:value-type="float">
            <text:p>339.778764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L0 </text:p>
          </table:table-cell>
          <table:table-cell office:value-type="float" office:value="808.833305" calcext:value-type="float">
            <text:p>808.833305</text:p>
          </table:table-cell>
          <table:table-cell office:value-type="float" office:value="0.012456" calcext:value-type="float">
            <text:p>0.012456</text:p>
          </table:table-cell>
          <table:table-cell/>
          <table:table-cell office:value-type="float" office:value="1.112604" calcext:value-type="float">
            <text:p>1.112604</text:p>
          </table:table-cell>
          <table:table-cell office:value-type="float" office:value="0.054305" calcext:value-type="float">
            <text:p>0.054305</text:p>
          </table:table-cell>
          <table:table-cell/>
          <table:table-cell office:value-type="float" office:value="264.366169" calcext:value-type="float">
            <text:p>264.366169</text:p>
          </table:table-cell>
          <table:table-cell office:value-type="float" office:value="462.026261" calcext:value-type="float">
            <text:p>462.026261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0 </text:p>
          </table:table-cell>
          <table:table-cell office:value-type="float" office:value="808.835732" calcext:value-type="float">
            <text:p>808.835732</text:p>
          </table:table-cell>
          <table:table-cell office:value-type="float" office:value="0.012982" calcext:value-type="float">
            <text:p>0.012982</text:p>
          </table:table-cell>
          <table:table-cell/>
          <table:table-cell office:value-type="float" office:value="1.158124" calcext:value-type="float">
            <text:p>1.158124</text:p>
          </table:table-cell>
          <table:table-cell office:value-type="float" office:value="0.057502" calcext:value-type="float">
            <text:p>0.057502</text:p>
          </table:table-cell>
          <table:table-cell/>
          <table:table-cell office:value-type="float" office:value="231.854233" calcext:value-type="float">
            <text:p>231.854233</text:p>
          </table:table-cell>
          <table:table-cell office:value-type="float" office:value="421.78422" calcext:value-type="float">
            <text:p>421.78422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0 </text:p>
          </table:table-cell>
          <table:table-cell office:value-type="float" office:value="808.940384" calcext:value-type="float">
            <text:p>808.940384</text:p>
          </table:table-cell>
          <table:table-cell office:value-type="float" office:value="0.003126" calcext:value-type="float">
            <text:p>0.003126</text:p>
          </table:table-cell>
          <table:table-cell/>
          <table:table-cell office:value-type="float" office:value="0.243493" calcext:value-type="float">
            <text:p>0.243493</text:p>
          </table:table-cell>
          <table:table-cell office:value-type="float" office:value="0.009915" calcext:value-type="float">
            <text:p>0.009915</text:p>
          </table:table-cell>
          <table:table-cell/>
          <table:table-cell office:value-type="float" office:value="666.707811" calcext:value-type="float">
            <text:p>666.707811</text:p>
          </table:table-cell>
          <table:table-cell office:value-type="float" office:value="255.001272" calcext:value-type="float">
            <text:p>255.001272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L0 </text:p>
          </table:table-cell>
          <table:table-cell office:value-type="float" office:value="808.901187" calcext:value-type="float">
            <text:p>808.901187</text:p>
          </table:table-cell>
          <table:table-cell office:value-type="float" office:value="0.002431" calcext:value-type="float">
            <text:p>0.002431</text:p>
          </table:table-cell>
          <table:table-cell/>
          <table:table-cell office:value-type="float" office:value="0.214439" calcext:value-type="float">
            <text:p>0.214439</text:p>
          </table:table-cell>
          <table:table-cell office:value-type="float" office:value="0.007607" calcext:value-type="float">
            <text:p>0.007607</text:p>
          </table:table-cell>
          <table:table-cell/>
          <table:table-cell office:value-type="float" office:value="950.235951" calcext:value-type="float">
            <text:p>950.235951</text:p>
          </table:table-cell>
          <table:table-cell office:value-type="float" office:value="320.077363" calcext:value-type="float">
            <text:p>320.077363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L0 </text:p>
          </table:table-cell>
          <table:table-cell office:value-type="float" office:value="808.869308" calcext:value-type="float">
            <text:p>808.869308</text:p>
          </table:table-cell>
          <table:table-cell office:value-type="float" office:value="0.001964" calcext:value-type="float">
            <text:p>0.001964</text:p>
          </table:table-cell>
          <table:table-cell/>
          <table:table-cell office:value-type="float" office:value="0.192986" calcext:value-type="float">
            <text:p>0.192986</text:p>
          </table:table-cell>
          <table:table-cell office:value-type="float" office:value="0.006083" calcext:value-type="float">
            <text:p>0.006083</text:p>
          </table:table-cell>
          <table:table-cell/>
          <table:table-cell office:value-type="float" office:value="1338.930196" calcext:value-type="float">
            <text:p>1338.930196</text:p>
          </table:table-cell>
          <table:table-cell office:value-type="float" office:value="405.886392" calcext:value-type="float">
            <text:p>405.886392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L0 </text:p>
          </table:table-cell>
          <table:table-cell office:value-type="float" office:value="808.838586" calcext:value-type="float">
            <text:p>808.838586</text:p>
          </table:table-cell>
          <table:table-cell office:value-type="float" office:value="0.001589" calcext:value-type="float">
            <text:p>0.001589</text:p>
          </table:table-cell>
          <table:table-cell/>
          <table:table-cell office:value-type="float" office:value="0.172711" calcext:value-type="float">
            <text:p>0.172711</text:p>
          </table:table-cell>
          <table:table-cell office:value-type="float" office:value="0.004874" calcext:value-type="float">
            <text:p>0.004874</text:p>
          </table:table-cell>
          <table:table-cell/>
          <table:table-cell office:value-type="float" office:value="1843.717829" calcext:value-type="float">
            <text:p>1843.717829</text:p>
          </table:table-cell>
          <table:table-cell office:value-type="float" office:value="500.19" calcext:value-type="float">
            <text:p>500.19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L0 </text:p>
          </table:table-cell>
          <table:table-cell office:value-type="float" office:value="808.828088" calcext:value-type="float">
            <text:p>808.828088</text:p>
          </table:table-cell>
          <table:table-cell office:value-type="float" office:value="0.001707" calcext:value-type="float">
            <text:p>0.001707</text:p>
          </table:table-cell>
          <table:table-cell/>
          <table:table-cell office:value-type="float" office:value="0.1754" calcext:value-type="float">
            <text:p>0.1754</text:p>
          </table:table-cell>
          <table:table-cell office:value-type="float" office:value="0.005242" calcext:value-type="float">
            <text:p>0.005242</text:p>
          </table:table-cell>
          <table:table-cell/>
          <table:table-cell office:value-type="float" office:value="1836.178946" calcext:value-type="float">
            <text:p>1836.178946</text:p>
          </table:table-cell>
          <table:table-cell office:value-type="float" office:value="505.899899" calcext:value-type="float">
            <text:p>505.899899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L0 </text:p>
          </table:table-cell>
          <table:table-cell office:value-type="float" office:value="808.802995" calcext:value-type="float">
            <text:p>808.802995</text:p>
          </table:table-cell>
          <table:table-cell office:value-type="float" office:value="0.001554" calcext:value-type="float">
            <text:p>0.001554</text:p>
          </table:table-cell>
          <table:table-cell/>
          <table:table-cell office:value-type="float" office:value="0.158099" calcext:value-type="float">
            <text:p>0.158099</text:p>
          </table:table-cell>
          <table:table-cell office:value-type="float" office:value="0.004733" calcext:value-type="float">
            <text:p>0.004733</text:p>
          </table:table-cell>
          <table:table-cell/>
          <table:table-cell office:value-type="float" office:value="2429.935931" calcext:value-type="float">
            <text:p>2429.935931</text:p>
          </table:table-cell>
          <table:table-cell office:value-type="float" office:value="603.452248" calcext:value-type="float">
            <text:p>603.452248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0 </text:p>
          </table:table-cell>
          <table:table-cell office:value-type="float" office:value="808.786876" calcext:value-type="float">
            <text:p>808.786876</text:p>
          </table:table-cell>
          <table:table-cell office:value-type="float" office:value="0.00127" calcext:value-type="float">
            <text:p>0.00127</text:p>
          </table:table-cell>
          <table:table-cell/>
          <table:table-cell office:value-type="float" office:value="0.141682" calcext:value-type="float">
            <text:p>0.141682</text:p>
          </table:table-cell>
          <table:table-cell office:value-type="float" office:value="0.00384" calcext:value-type="float">
            <text:p>0.00384</text:p>
          </table:table-cell>
          <table:table-cell/>
          <table:table-cell office:value-type="float" office:value="3031.674749" calcext:value-type="float">
            <text:p>3031.674749</text:p>
          </table:table-cell>
          <table:table-cell office:value-type="float" office:value="674.708424" calcext:value-type="float">
            <text:p>674.708424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L0 </text:p>
          </table:table-cell>
          <table:table-cell office:value-type="float" office:value="808.769509" calcext:value-type="float">
            <text:p>808.769509</text:p>
          </table:table-cell>
          <table:table-cell office:value-type="float" office:value="0.00097" calcext:value-type="float">
            <text:p>0.00097</text:p>
          </table:table-cell>
          <table:table-cell/>
          <table:table-cell office:value-type="float" office:value="0.125192" calcext:value-type="float">
            <text:p>0.125192</text:p>
          </table:table-cell>
          <table:table-cell office:value-type="float" office:value="0.00291" calcext:value-type="float">
            <text:p>0.00291</text:p>
          </table:table-cell>
          <table:table-cell/>
          <table:table-cell office:value-type="float" office:value="3955.123463" calcext:value-type="float">
            <text:p>3955.123463</text:p>
          </table:table-cell>
          <table:table-cell office:value-type="float" office:value="777.781309" calcext:value-type="float">
            <text:p>777.781309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L0 </text:p>
          </table:table-cell>
          <table:table-cell office:value-type="float" office:value="808.755782" calcext:value-type="float">
            <text:p>808.755782</text:p>
          </table:table-cell>
          <table:table-cell office:value-type="float" office:value="0.000753" calcext:value-type="float">
            <text:p>0.000753</text:p>
          </table:table-cell>
          <table:table-cell/>
          <table:table-cell office:value-type="float" office:value="0.11429" calcext:value-type="float">
            <text:p>0.11429</text:p>
          </table:table-cell>
          <table:table-cell office:value-type="float" office:value="0.002246" calcext:value-type="float">
            <text:p>0.002246</text:p>
          </table:table-cell>
          <table:table-cell/>
          <table:table-cell office:value-type="float" office:value="4909.249173" calcext:value-type="float">
            <text:p>4909.249173</text:p>
          </table:table-cell>
          <table:table-cell office:value-type="float" office:value="881.336805" calcext:value-type="float">
            <text:p>881.336805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0 </text:p>
          </table:table-cell>
          <table:table-cell office:value-type="float" office:value="808.741406" calcext:value-type="float">
            <text:p>808.741406</text:p>
          </table:table-cell>
          <table:table-cell office:value-type="float" office:value="0.000558" calcext:value-type="float">
            <text:p>0.000558</text:p>
          </table:table-cell>
          <table:table-cell/>
          <table:table-cell office:value-type="float" office:value="0.104833" calcext:value-type="float">
            <text:p>0.104833</text:p>
          </table:table-cell>
          <table:table-cell office:value-type="float" office:value="0.001657" calcext:value-type="float">
            <text:p>0.001657</text:p>
          </table:table-cell>
          <table:table-cell/>
          <table:table-cell office:value-type="float" office:value="6171.747326" calcext:value-type="float">
            <text:p>6171.747326</text:p>
          </table:table-cell>
          <table:table-cell office:value-type="float" office:value="1016.308733" calcext:value-type="float">
            <text:p>1016.308733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L0 </text:p>
          </table:table-cell>
          <table:table-cell office:value-type="float" office:value="808.697936" calcext:value-type="float">
            <text:p>808.697936</text:p>
          </table:table-cell>
          <table:table-cell office:value-type="float" office:value="0.000185" calcext:value-type="float">
            <text:p>0.000185</text:p>
          </table:table-cell>
          <table:table-cell/>
          <table:table-cell office:value-type="float" office:value="0.071959" calcext:value-type="float">
            <text:p>0.071959</text:p>
          </table:table-cell>
          <table:table-cell office:value-type="float" office:value="0.000541" calcext:value-type="float">
            <text:p>0.000541</text:p>
          </table:table-cell>
          <table:table-cell/>
          <table:table-cell office:value-type="float" office:value="15505.226693" calcext:value-type="float">
            <text:p>15505.226693</text:p>
          </table:table-cell>
          <table:table-cell office:value-type="float" office:value="1752.611898" calcext:value-type="float">
            <text:p>1752.611898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67578" calcext:value-type="float">
            <text:p>808.667578</text:p>
          </table:table-cell>
          <table:table-cell office:value-type="float" office:value="0.000115" calcext:value-type="float">
            <text:p>0.000115</text:p>
          </table:table-cell>
          <table:table-cell/>
          <table:table-cell office:value-type="float" office:value="0.051627" calcext:value-type="float">
            <text:p>0.051627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float" office:value="4457.555878" calcext:value-type="float">
            <text:p>4457.555878</text:p>
          </table:table-cell>
          <table:table-cell office:value-type="float" office:value="361.485777" calcext:value-type="float">
            <text:p>361.485777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53337" calcext:value-type="float">
            <text:p>808.653337</text:p>
          </table:table-cell>
          <table:table-cell office:value-type="float" office:value="0.000086" calcext:value-type="float">
            <text:p>8.6E-05</text:p>
          </table:table-cell>
          <table:table-cell/>
          <table:table-cell office:value-type="float" office:value="0.035915" calcext:value-type="float">
            <text:p>0.035915</text:p>
          </table:table-cell>
          <table:table-cell office:value-type="float" office:value="0.000248" calcext:value-type="float">
            <text:p>0.000248</text:p>
          </table:table-cell>
          <table:table-cell/>
          <table:table-cell office:value-type="float" office:value="9963.91864" calcext:value-type="float">
            <text:p>9963.91864</text:p>
          </table:table-cell>
          <table:table-cell office:value-type="float" office:value="562.119193" calcext:value-type="float">
            <text:p>562.119193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34866" calcext:value-type="float">
            <text:p>808.634866</text:p>
          </table:table-cell>
          <table:table-cell office:value-type="float" office:value="0.000064" calcext:value-type="float">
            <text:p>6.4E-05</text:p>
          </table:table-cell>
          <table:table-cell/>
          <table:table-cell office:value-type="float" office:value="0.023736" calcext:value-type="float">
            <text:p>0.023736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28319.307957" calcext:value-type="float">
            <text:p>28319.307957</text:p>
          </table:table-cell>
          <table:table-cell office:value-type="float" office:value="1055.85962" calcext:value-type="float">
            <text:p>1055.85962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25616" calcext:value-type="float">
            <text:p>808.625616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0.017065" calcext:value-type="float">
            <text:p>0.017065</text:p>
          </table:table-cell>
          <table:table-cell office:value-type="float" office:value="0.00014" calcext:value-type="float">
            <text:p>0.00014</text:p>
          </table:table-cell>
          <table:table-cell/>
          <table:table-cell office:value-type="float" office:value="3082.811922" calcext:value-type="float">
            <text:p>3082.811922</text:p>
          </table:table-cell>
          <table:table-cell office:value-type="float" office:value="82.634924" calcext:value-type="float">
            <text:p>82.634924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19283" calcext:value-type="float">
            <text:p>808.619283</text:p>
          </table:table-cell>
          <table:table-cell office:value-type="float" office:value="0.000046" calcext:value-type="float">
            <text:p>4.6E-05</text:p>
          </table:table-cell>
          <table:table-cell/>
          <table:table-cell office:value-type="float" office:value="0.014503" calcext:value-type="float">
            <text:p>0.014503</text:p>
          </table:table-cell>
          <table:table-cell office:value-type="float" office:value="0.000128" calcext:value-type="float">
            <text:p>0.000128</text:p>
          </table:table-cell>
          <table:table-cell/>
          <table:table-cell office:value-type="float" office:value="7483.98105" calcext:value-type="float">
            <text:p>7483.98105</text:p>
          </table:table-cell>
          <table:table-cell office:value-type="float" office:value="170.491755" calcext:value-type="float">
            <text:p>170.491755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12941" calcext:value-type="float">
            <text:p>808.612941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429" calcext:value-type="float">
            <text:p>0.01429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12160.548738" calcext:value-type="float">
            <text:p>12160.548738</text:p>
          </table:table-cell>
          <table:table-cell office:value-type="float" office:value="272.961233" calcext:value-type="float">
            <text:p>272.961233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601693" calcext:value-type="float">
            <text:p>808.601693</text:p>
          </table:table-cell>
          <table:table-cell office:value-type="float" office:value="0.000047" calcext:value-type="float">
            <text:p>4.7E-05</text:p>
          </table:table-cell>
          <table:table-cell/>
          <table:table-cell office:value-type="float" office:value="0.014314" calcext:value-type="float">
            <text:p>0.014314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float" office:value="20698.235307" calcext:value-type="float">
            <text:p>20698.235307</text:p>
          </table:table-cell>
          <table:table-cell office:value-type="float" office:value="465.386087" calcext:value-type="float">
            <text:p>465.386087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97527" calcext:value-type="float">
            <text:p>808.597527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2261" calcext:value-type="float">
            <text:p>0.012261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float" office:value="31319.218865" calcext:value-type="float">
            <text:p>31319.218865</text:p>
          </table:table-cell>
          <table:table-cell office:value-type="float" office:value="603.183474" calcext:value-type="float">
            <text:p>603.183474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95489" calcext:value-type="float">
            <text:p>808.595489</text:p>
          </table:table-cell>
          <table:table-cell office:value-type="float" office:value="0.000045" calcext:value-type="float">
            <text:p>4.5E-05</text:p>
          </table:table-cell>
          <table:table-cell/>
          <table:table-cell office:value-type="float" office:value="0.01133" calcext:value-type="float">
            <text:p>0.01133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37663.200843" calcext:value-type="float">
            <text:p>37663.200843</text:p>
          </table:table-cell>
          <table:table-cell office:value-type="float" office:value="670.300106" calcext:value-type="float">
            <text:p>670.300106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89804" calcext:value-type="float">
            <text:p>808.589804</text:p>
          </table:table-cell>
          <table:table-cell office:value-type="float" office:value="0.000046" calcext:value-type="float">
            <text:p>4.6E-05</text:p>
          </table:table-cell>
          <table:table-cell/>
          <table:table-cell office:value-type="float" office:value="0.011227" calcext:value-type="float">
            <text:p>0.011227</text:p>
          </table:table-cell>
          <table:table-cell office:value-type="float" office:value="0.000133" calcext:value-type="float">
            <text:p>0.000133</text:p>
          </table:table-cell>
          <table:table-cell/>
          <table:table-cell office:value-type="float" office:value="45876.307701" calcext:value-type="float">
            <text:p>45876.307701</text:p>
          </table:table-cell>
          <table:table-cell office:value-type="float" office:value="809.048674" calcext:value-type="float">
            <text:p>809.048674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/>
          <table:table-cell office:value-type="string" calcext:value-type="string">
            <text:p><text:s/>L0 </text:p>
          </table:table-cell>
          <table:table-cell office:value-type="float" office:value="808.581537" calcext:value-type="float">
            <text:p>808.581537</text:p>
          </table:table-cell>
          <table:table-cell office:value-type="float" office:value="0.000066" calcext:value-type="float">
            <text:p>6.6E-05</text:p>
          </table:table-cell>
          <table:table-cell/>
          <table:table-cell office:value-type="float" office:value="0.012882" calcext:value-type="float">
            <text:p>0.012882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45889.181518" calcext:value-type="float">
            <text:p>45889.181518</text:p>
          </table:table-cell>
          <table:table-cell office:value-type="float" office:value="928.558229" calcext:value-type="float">
            <text:p>928.558229</text:p>
          </table:table-cell>
        </table:table-row>
        <table:table-row table:style-name="ro1">
          <table:table-cell office:value-type="string" calcext:value-type="string">
            <text:p>0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46048" calcext:value-type="float">
            <text:p>810.246048</text:p>
          </table:table-cell>
          <table:table-cell office:value-type="float" office:value="0.005165" calcext:value-type="float">
            <text:p>0.005165</text:p>
          </table:table-cell>
          <table:table-cell/>
          <table:table-cell office:value-type="float" office:value="0.156198" calcext:value-type="float">
            <text:p>0.156198</text:p>
          </table:table-cell>
          <table:table-cell office:value-type="float" office:value="0.016399" calcext:value-type="float">
            <text:p>0.016399</text:p>
          </table:table-cell>
          <table:table-cell/>
          <table:table-cell office:value-type="float" office:value="45.968384" calcext:value-type="float">
            <text:p>45.968384</text:p>
          </table:table-cell>
          <table:table-cell office:value-type="float" office:value="11.278874" calcext:value-type="float">
            <text:p>11.278874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39931" calcext:value-type="float">
            <text:p>810.239931</text:p>
          </table:table-cell>
          <table:table-cell office:value-type="float" office:value="0.005325" calcext:value-type="float">
            <text:p>0.005325</text:p>
          </table:table-cell>
          <table:table-cell/>
          <table:table-cell office:value-type="float" office:value="0.156955" calcext:value-type="float">
            <text:p>0.156955</text:p>
          </table:table-cell>
          <table:table-cell office:value-type="float" office:value="0.016918" calcext:value-type="float">
            <text:p>0.016918</text:p>
          </table:table-cell>
          <table:table-cell/>
          <table:table-cell office:value-type="float" office:value="47.703031" calcext:value-type="float">
            <text:p>47.703031</text:p>
          </table:table-cell>
          <table:table-cell office:value-type="float" office:value="11.761139" calcext:value-type="float">
            <text:p>11.761139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38693" calcext:value-type="float">
            <text:p>810.238693</text:p>
          </table:table-cell>
          <table:table-cell office:value-type="float" office:value="0.005334" calcext:value-type="float">
            <text:p>0.005334</text:p>
          </table:table-cell>
          <table:table-cell/>
          <table:table-cell office:value-type="float" office:value="0.16565" calcext:value-type="float">
            <text:p>0.16565</text:p>
          </table:table-cell>
          <table:table-cell office:value-type="float" office:value="0.017122" calcext:value-type="float">
            <text:p>0.017122</text:p>
          </table:table-cell>
          <table:table-cell/>
          <table:table-cell office:value-type="float" office:value="53.323164" calcext:value-type="float">
            <text:p>53.323164</text:p>
          </table:table-cell>
          <table:table-cell office:value-type="float" office:value="13.875024" calcext:value-type="float">
            <text:p>13.875024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2734" calcext:value-type="float">
            <text:p>810.22734</text:p>
          </table:table-cell>
          <table:table-cell office:value-type="float" office:value="0.005264" calcext:value-type="float">
            <text:p>0.005264</text:p>
          </table:table-cell>
          <table:table-cell/>
          <table:table-cell office:value-type="float" office:value="0.157405" calcext:value-type="float">
            <text:p>0.157405</text:p>
          </table:table-cell>
          <table:table-cell office:value-type="float" office:value="0.016761" calcext:value-type="float">
            <text:p>0.016761</text:p>
          </table:table-cell>
          <table:table-cell/>
          <table:table-cell office:value-type="float" office:value="57.74584" calcext:value-type="float">
            <text:p>57.74584</text:p>
          </table:table-cell>
          <table:table-cell office:value-type="float" office:value="14.277985" calcext:value-type="float">
            <text:p>14.277985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17835" calcext:value-type="float">
            <text:p>810.217835</text:p>
          </table:table-cell>
          <table:table-cell office:value-type="float" office:value="0.004538" calcext:value-type="float">
            <text:p>0.004538</text:p>
          </table:table-cell>
          <table:table-cell/>
          <table:table-cell office:value-type="float" office:value="0.153191" calcext:value-type="float">
            <text:p>0.153191</text:p>
          </table:table-cell>
          <table:table-cell office:value-type="float" office:value="0.014402" calcext:value-type="float">
            <text:p>0.014402</text:p>
          </table:table-cell>
          <table:table-cell/>
          <table:table-cell office:value-type="float" office:value="76.89696" calcext:value-type="float">
            <text:p>76.89696</text:p>
          </table:table-cell>
          <table:table-cell office:value-type="float" office:value="18.504056" calcext:value-type="float">
            <text:p>18.504056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219943" calcext:value-type="float">
            <text:p>810.219943</text:p>
          </table:table-cell>
          <table:table-cell office:value-type="float" office:value="0.004768" calcext:value-type="float">
            <text:p>0.004768</text:p>
          </table:table-cell>
          <table:table-cell/>
          <table:table-cell office:value-type="float" office:value="0.15704" calcext:value-type="float">
            <text:p>0.15704</text:p>
          </table:table-cell>
          <table:table-cell office:value-type="float" office:value="0.015173" calcext:value-type="float">
            <text:p>0.015173</text:p>
          </table:table-cell>
          <table:table-cell/>
          <table:table-cell office:value-type="float" office:value="72.926895" calcext:value-type="float">
            <text:p>72.926895</text:p>
          </table:table-cell>
          <table:table-cell office:value-type="float" office:value="17.989587" calcext:value-type="float">
            <text:p>17.989587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98014" calcext:value-type="float">
            <text:p>810.198014</text:p>
          </table:table-cell>
          <table:table-cell office:value-type="float" office:value="0.004148" calcext:value-type="float">
            <text:p>0.004148</text:p>
          </table:table-cell>
          <table:table-cell/>
          <table:table-cell office:value-type="float" office:value="0.155693" calcext:value-type="float">
            <text:p>0.155693</text:p>
          </table:table-cell>
          <table:table-cell office:value-type="float" office:value="0.013166" calcext:value-type="float">
            <text:p>0.013166</text:p>
          </table:table-cell>
          <table:table-cell/>
          <table:table-cell office:value-type="float" office:value="106.870648" calcext:value-type="float">
            <text:p>106.870648</text:p>
          </table:table-cell>
          <table:table-cell office:value-type="float" office:value="26.136549" calcext:value-type="float">
            <text:p>26.136549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86309" calcext:value-type="float">
            <text:p>810.186309</text:p>
          </table:table-cell>
          <table:table-cell office:value-type="float" office:value="0.003982" calcext:value-type="float">
            <text:p>0.003982</text:p>
          </table:table-cell>
          <table:table-cell/>
          <table:table-cell office:value-type="float" office:value="0.157999" calcext:value-type="float">
            <text:p>0.157999</text:p>
          </table:table-cell>
          <table:table-cell office:value-type="float" office:value="0.012675" calcext:value-type="float">
            <text:p>0.012675</text:p>
          </table:table-cell>
          <table:table-cell/>
          <table:table-cell office:value-type="float" office:value="126.294093" calcext:value-type="float">
            <text:p>126.294093</text:p>
          </table:table-cell>
          <table:table-cell office:value-type="float" office:value="31.34428" calcext:value-type="float">
            <text:p>31.34428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78485" calcext:value-type="float">
            <text:p>810.178485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0.159764" calcext:value-type="float">
            <text:p>0.159764</text:p>
          </table:table-cell>
          <table:table-cell office:value-type="float" office:value="0.012568" calcext:value-type="float">
            <text:p>0.012568</text:p>
          </table:table-cell>
          <table:table-cell/>
          <table:table-cell office:value-type="float" office:value="137.3126" calcext:value-type="float">
            <text:p>137.3126</text:p>
          </table:table-cell>
          <table:table-cell office:value-type="float" office:value="34.459676" calcext:value-type="float">
            <text:p>34.459676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69166" calcext:value-type="float">
            <text:p>810.169166</text:p>
          </table:table-cell>
          <table:table-cell office:value-type="float" office:value="0.003716" calcext:value-type="float">
            <text:p>0.003716</text:p>
          </table:table-cell>
          <table:table-cell/>
          <table:table-cell office:value-type="float" office:value="0.157733" calcext:value-type="float">
            <text:p>0.157733</text:p>
          </table:table-cell>
          <table:table-cell office:value-type="float" office:value="0.01181" calcext:value-type="float">
            <text:p>0.01181</text:p>
          </table:table-cell>
          <table:table-cell/>
          <table:table-cell office:value-type="float" office:value="158.64279" calcext:value-type="float">
            <text:p>158.64279</text:p>
          </table:table-cell>
          <table:table-cell office:value-type="float" office:value="39.306326" calcext:value-type="float">
            <text:p>39.306326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136514" calcext:value-type="float">
            <text:p>810.136514</text:p>
          </table:table-cell>
          <table:table-cell office:value-type="float" office:value="0.00318" calcext:value-type="float">
            <text:p>0.00318</text:p>
          </table:table-cell>
          <table:table-cell/>
          <table:table-cell office:value-type="float" office:value="0.154834" calcext:value-type="float">
            <text:p>0.154834</text:p>
          </table:table-cell>
          <table:table-cell office:value-type="float" office:value="0.010064" calcext:value-type="float">
            <text:p>0.010064</text:p>
          </table:table-cell>
          <table:table-cell/>
          <table:table-cell office:value-type="float" office:value="236.529319" calcext:value-type="float">
            <text:p>236.529319</text:p>
          </table:table-cell>
          <table:table-cell office:value-type="float" office:value="57.526902" calcext:value-type="float">
            <text:p>57.526902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79143" calcext:value-type="float">
            <text:p>810.079143</text:p>
          </table:table-cell>
          <table:table-cell office:value-type="float" office:value="0.002654" calcext:value-type="float">
            <text:p>0.002654</text:p>
          </table:table-cell>
          <table:table-cell/>
          <table:table-cell office:value-type="float" office:value="0.153662" calcext:value-type="float">
            <text:p>0.153662</text:p>
          </table:table-cell>
          <table:table-cell office:value-type="float" office:value="0.0083" calcext:value-type="float">
            <text:p>0.0083</text:p>
          </table:table-cell>
          <table:table-cell/>
          <table:table-cell office:value-type="float" office:value="442.561776" calcext:value-type="float">
            <text:p>442.561776</text:p>
          </table:table-cell>
          <table:table-cell office:value-type="float" office:value="106.821803" calcext:value-type="float">
            <text:p>106.821803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9071" calcext:value-type="float">
            <text:p>810.09071</text:p>
          </table:table-cell>
          <table:table-cell office:value-type="float" office:value="0.002672" calcext:value-type="float">
            <text:p>0.002672</text:p>
          </table:table-cell>
          <table:table-cell/>
          <table:table-cell office:value-type="float" office:value="0.15344" calcext:value-type="float">
            <text:p>0.15344</text:p>
          </table:table-cell>
          <table:table-cell office:value-type="float" office:value="0.008368" calcext:value-type="float">
            <text:p>0.008368</text:p>
          </table:table-cell>
          <table:table-cell/>
          <table:table-cell office:value-type="float" office:value="392.060161" calcext:value-type="float">
            <text:p>392.060161</text:p>
          </table:table-cell>
          <table:table-cell office:value-type="float" office:value="94.495655" calcext:value-type="float">
            <text:p>94.495655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10.01982" calcext:value-type="float">
            <text:p>810.01982</text:p>
          </table:table-cell>
          <table:table-cell office:value-type="float" office:value="0.002052" calcext:value-type="float">
            <text:p>0.002052</text:p>
          </table:table-cell>
          <table:table-cell/>
          <table:table-cell office:value-type="float" office:value="0.138351" calcext:value-type="float">
            <text:p>0.138351</text:p>
          </table:table-cell>
          <table:table-cell office:value-type="float" office:value="0.006227" calcext:value-type="float">
            <text:p>0.006227</text:p>
          </table:table-cell>
          <table:table-cell/>
          <table:table-cell office:value-type="float" office:value="762.984631" calcext:value-type="float">
            <text:p>762.984631</text:p>
          </table:table-cell>
          <table:table-cell office:value-type="float" office:value="165.813334" calcext:value-type="float">
            <text:p>165.813334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8156" calcext:value-type="float">
            <text:p>809.98156</text:p>
          </table:table-cell>
          <table:table-cell office:value-type="float" office:value="0.001632" calcext:value-type="float">
            <text:p>0.001632</text:p>
          </table:table-cell>
          <table:table-cell/>
          <table:table-cell office:value-type="float" office:value="0.133936" calcext:value-type="float">
            <text:p>0.133936</text:p>
          </table:table-cell>
          <table:table-cell office:value-type="float" office:value="0.004937" calcext:value-type="float">
            <text:p>0.004937</text:p>
          </table:table-cell>
          <table:table-cell/>
          <table:table-cell office:value-type="float" office:value="1115.050721" calcext:value-type="float">
            <text:p>1115.050721</text:p>
          </table:table-cell>
          <table:table-cell office:value-type="float" office:value="234.591836" calcext:value-type="float">
            <text:p>234.591836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52416" calcext:value-type="float">
            <text:p>809.952416</text:p>
          </table:table-cell>
          <table:table-cell office:value-type="float" office:value="0.001357" calcext:value-type="float">
            <text:p>0.001357</text:p>
          </table:table-cell>
          <table:table-cell/>
          <table:table-cell office:value-type="float" office:value="0.12666" calcext:value-type="float">
            <text:p>0.12666</text:p>
          </table:table-cell>
          <table:table-cell office:value-type="float" office:value="0.004091" calcext:value-type="float">
            <text:p>0.004091</text:p>
          </table:table-cell>
          <table:table-cell/>
          <table:table-cell office:value-type="float" office:value="1565.069574" calcext:value-type="float">
            <text:p>1565.069574</text:p>
          </table:table-cell>
          <table:table-cell office:value-type="float" office:value="311.380839" calcext:value-type="float">
            <text:p>311.380839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24787" calcext:value-type="float">
            <text:p>809.924787</text:p>
          </table:table-cell>
          <table:table-cell office:value-type="float" office:value="0.001129" calcext:value-type="float">
            <text:p>0.001129</text:p>
          </table:table-cell>
          <table:table-cell/>
          <table:table-cell office:value-type="float" office:value="0.120027" calcext:value-type="float">
            <text:p>0.120027</text:p>
          </table:table-cell>
          <table:table-cell office:value-type="float" office:value="0.00339" calcext:value-type="float">
            <text:p>0.00339</text:p>
          </table:table-cell>
          <table:table-cell/>
          <table:table-cell office:value-type="float" office:value="2156.356337" calcext:value-type="float">
            <text:p>2156.356337</text:p>
          </table:table-cell>
          <table:table-cell office:value-type="float" office:value="406.553446" calcext:value-type="float">
            <text:p>406.553446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91568" calcext:value-type="float">
            <text:p>809.91568</text:p>
          </table:table-cell>
          <table:table-cell office:value-type="float" office:value="0.001093" calcext:value-type="float">
            <text:p>0.001093</text:p>
          </table:table-cell>
          <table:table-cell/>
          <table:table-cell office:value-type="float" office:value="0.116212" calcext:value-type="float">
            <text:p>0.116212</text:p>
          </table:table-cell>
          <table:table-cell office:value-type="float" office:value="0.003276" calcext:value-type="float">
            <text:p>0.003276</text:p>
          </table:table-cell>
          <table:table-cell/>
          <table:table-cell office:value-type="float" office:value="2328.396459" calcext:value-type="float">
            <text:p>2328.396459</text:p>
          </table:table-cell>
          <table:table-cell office:value-type="float" office:value="425.03669" calcext:value-type="float">
            <text:p>425.03669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978" calcext:value-type="float">
            <text:p>809.8978</text:p>
          </table:table-cell>
          <table:table-cell office:value-type="float" office:value="0.000942" calcext:value-type="float">
            <text:p>0.000942</text:p>
          </table:table-cell>
          <table:table-cell/>
          <table:table-cell office:value-type="float" office:value="0.102303" calcext:value-type="float">
            <text:p>0.102303</text:p>
          </table:table-cell>
          <table:table-cell office:value-type="float" office:value="0.002804" calcext:value-type="float">
            <text:p>0.002804</text:p>
          </table:table-cell>
          <table:table-cell/>
          <table:table-cell office:value-type="float" office:value="3214.971381" calcext:value-type="float">
            <text:p>3214.971381</text:p>
          </table:table-cell>
          <table:table-cell office:value-type="float" office:value="516.638001" calcext:value-type="float">
            <text:p>516.638001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83515" calcext:value-type="float">
            <text:p>809.883515</text:p>
          </table:table-cell>
          <table:table-cell office:value-type="float" office:value="0.000835" calcext:value-type="float">
            <text:p>0.000835</text:p>
          </table:table-cell>
          <table:table-cell/>
          <table:table-cell office:value-type="float" office:value="0.098702" calcext:value-type="float">
            <text:p>0.098702</text:p>
          </table:table-cell>
          <table:table-cell office:value-type="float" office:value="0.00248" calcext:value-type="float">
            <text:p>0.00248</text:p>
          </table:table-cell>
          <table:table-cell/>
          <table:table-cell office:value-type="float" office:value="3838.644831" calcext:value-type="float">
            <text:p>3838.644831</text:p>
          </table:table-cell>
          <table:table-cell office:value-type="float" office:value="595.147534" calcext:value-type="float">
            <text:p>595.147534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67652" calcext:value-type="float">
            <text:p>809.867652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0.092876" calcext:value-type="float">
            <text:p>0.092876</text:p>
          </table:table-cell>
          <table:table-cell office:value-type="float" office:value="0.002007" calcext:value-type="float">
            <text:p>0.002007</text:p>
          </table:table-cell>
          <table:table-cell/>
          <table:table-cell office:value-type="float" office:value="4861.39913" calcext:value-type="float">
            <text:p>4861.39913</text:p>
          </table:table-cell>
          <table:table-cell office:value-type="float" office:value="709.228257" calcext:value-type="float">
            <text:p>709.228257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54322" calcext:value-type="float">
            <text:p>809.854322</text:p>
          </table:table-cell>
          <table:table-cell office:value-type="float" office:value="0.000549" calcext:value-type="float">
            <text:p>0.000549</text:p>
          </table:table-cell>
          <table:table-cell/>
          <table:table-cell office:value-type="float" office:value="0.088054" calcext:value-type="float">
            <text:p>0.088054</text:p>
          </table:table-cell>
          <table:table-cell office:value-type="float" office:value="0.00162" calcext:value-type="float">
            <text:p>0.00162</text:p>
          </table:table-cell>
          <table:table-cell/>
          <table:table-cell office:value-type="float" office:value="5895.988186" calcext:value-type="float">
            <text:p>5895.988186</text:p>
          </table:table-cell>
          <table:table-cell office:value-type="float" office:value="815.505629" calcext:value-type="float">
            <text:p>815.505629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41732" calcext:value-type="float">
            <text:p>809.841732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0.082295" calcext:value-type="float">
            <text:p>0.082295</text:p>
          </table:table-cell>
          <table:table-cell office:value-type="float" office:value="0.001212" calcext:value-type="float">
            <text:p>0.001212</text:p>
          </table:table-cell>
          <table:table-cell/>
          <table:table-cell office:value-type="float" office:value="7391.921153" calcext:value-type="float">
            <text:p>7391.921153</text:p>
          </table:table-cell>
          <table:table-cell office:value-type="float" office:value="955.54329" calcext:value-type="float">
            <text:p>955.54329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802856" calcext:value-type="float">
            <text:p>809.802856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0.059384" calcext:value-type="float">
            <text:p>0.059384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float" office:value="17569.296777" calcext:value-type="float">
            <text:p>17569.296777</text:p>
          </table:table-cell>
          <table:table-cell office:value-type="float" office:value="1638.863069" calcext:value-type="float">
            <text:p>1638.863069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77131" calcext:value-type="float">
            <text:p>809.777131</text:p>
          </table:table-cell>
          <table:table-cell office:value-type="float" office:value="0.000099" calcext:value-type="float">
            <text:p>9.9E-05</text:p>
          </table:table-cell>
          <table:table-cell/>
          <table:table-cell office:value-type="float" office:value="0.044452" calcext:value-type="float">
            <text:p>0.044452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4802.166743" calcext:value-type="float">
            <text:p>4802.166743</text:p>
          </table:table-cell>
          <table:table-cell office:value-type="float" office:value="335.309096" calcext:value-type="float">
            <text:p>335.309096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64589" calcext:value-type="float">
            <text:p>809.764589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0.035604" calcext:value-type="float">
            <text:p>0.035604</text:p>
          </table:table-cell>
          <table:table-cell office:value-type="float" office:value="0.000274" calcext:value-type="float">
            <text:p>0.000274</text:p>
          </table:table-cell>
          <table:table-cell/>
          <table:table-cell office:value-type="float" office:value="8945.040667" calcext:value-type="float">
            <text:p>8945.040667</text:p>
          </table:table-cell>
          <table:table-cell office:value-type="float" office:value="500.260585" calcext:value-type="float">
            <text:p>500.260585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48793" calcext:value-type="float">
            <text:p>809.748793</text:p>
          </table:table-cell>
          <table:table-cell office:value-type="float" office:value="0.000089" calcext:value-type="float">
            <text:p>8.9E-05</text:p>
          </table:table-cell>
          <table:table-cell/>
          <table:table-cell office:value-type="float" office:value="0.027072" calcext:value-type="float">
            <text:p>0.027072</text:p>
          </table:table-cell>
          <table:table-cell office:value-type="float" office:value="0.000256" calcext:value-type="float">
            <text:p>0.000256</text:p>
          </table:table-cell>
          <table:table-cell/>
          <table:table-cell office:value-type="float" office:value="21595.040661" calcext:value-type="float">
            <text:p>21595.040661</text:p>
          </table:table-cell>
          <table:table-cell office:value-type="float" office:value="918.327433" calcext:value-type="float">
            <text:p>918.327433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4138" calcext:value-type="float">
            <text:p>809.74138</text:p>
          </table:table-cell>
          <table:table-cell office:value-type="float" office:value="0.000087" calcext:value-type="float">
            <text:p>8.7E-05</text:p>
          </table:table-cell>
          <table:table-cell/>
          <table:table-cell office:value-type="float" office:value="0.021357" calcext:value-type="float">
            <text:p>0.021357</text:p>
          </table:table-cell>
          <table:table-cell office:value-type="float" office:value="0.000249" calcext:value-type="float">
            <text:p>0.000249</text:p>
          </table:table-cell>
          <table:table-cell/>
          <table:table-cell office:value-type="float" office:value="1941.797042" calcext:value-type="float">
            <text:p>1941.797042</text:p>
          </table:table-cell>
          <table:table-cell office:value-type="float" office:value="65.143028" calcext:value-type="float">
            <text:p>65.143028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3557" calcext:value-type="float">
            <text:p>809.73557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0.018353" calcext:value-type="float">
            <text:p>0.018353</text:p>
          </table:table-cell>
          <table:table-cell office:value-type="float" office:value="0.000287" calcext:value-type="float">
            <text:p>0.000287</text:p>
          </table:table-cell>
          <table:table-cell/>
          <table:table-cell office:value-type="float" office:value="3799.998877" calcext:value-type="float">
            <text:p>3799.998877</text:p>
          </table:table-cell>
          <table:table-cell office:value-type="float" office:value="109.549981" calcext:value-type="float">
            <text:p>109.549981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30784" calcext:value-type="float">
            <text:p>809.730784</text:p>
          </table:table-cell>
          <table:table-cell office:value-type="float" office:value="0.000108" calcext:value-type="float">
            <text:p>0.000108</text:p>
          </table:table-cell>
          <table:table-cell/>
          <table:table-cell office:value-type="float" office:value="0.017223" calcext:value-type="float">
            <text:p>0.017223</text:p>
          </table:table-cell>
          <table:table-cell office:value-type="float" office:value="0.000308" calcext:value-type="float">
            <text:p>0.000308</text:p>
          </table:table-cell>
          <table:table-cell/>
          <table:table-cell office:value-type="float" office:value="5631.661579" calcext:value-type="float">
            <text:p>5631.661579</text:p>
          </table:table-cell>
          <table:table-cell office:value-type="float" office:value="152.356577" calcext:value-type="float">
            <text:p>152.356577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3342" calcext:value-type="float">
            <text:p>809.723342</text:p>
          </table:table-cell>
          <table:table-cell office:value-type="float" office:value="0.000068" calcext:value-type="float">
            <text:p>6.8E-05</text:p>
          </table:table-cell>
          <table:table-cell/>
          <table:table-cell office:value-type="float" office:value="0.014986" calcext:value-type="float">
            <text:p>0.014986</text:p>
          </table:table-cell>
          <table:table-cell office:value-type="float" office:value="0.000196" calcext:value-type="float">
            <text:p>0.000196</text:p>
          </table:table-cell>
          <table:table-cell/>
          <table:table-cell office:value-type="float" office:value="14489.6119" calcext:value-type="float">
            <text:p>14489.6119</text:p>
          </table:table-cell>
          <table:table-cell office:value-type="float" office:value="341.086017" calcext:value-type="float">
            <text:p>341.086017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17" calcext:value-type="float">
            <text:p>809.7217</text:p>
          </table:table-cell>
          <table:table-cell office:value-type="float" office:value="0.000067" calcext:value-type="float">
            <text:p>6.7E-05</text:p>
          </table:table-cell>
          <table:table-cell/>
          <table:table-cell office:value-type="float" office:value="0.012945" calcext:value-type="float">
            <text:p>0.012945</text:p>
          </table:table-cell>
          <table:table-cell office:value-type="float" office:value="0.000185" calcext:value-type="float">
            <text:p>0.000185</text:p>
          </table:table-cell>
          <table:table-cell/>
          <table:table-cell office:value-type="float" office:value="22003.365383" calcext:value-type="float">
            <text:p>22003.365383</text:p>
          </table:table-cell>
          <table:table-cell office:value-type="float" office:value="447.398368" calcext:value-type="float">
            <text:p>447.398368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21547" calcext:value-type="float">
            <text:p>809.721547</text:p>
          </table:table-cell>
          <table:table-cell office:value-type="float" office:value="0.000056" calcext:value-type="float">
            <text:p>5.6E-05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0151" calcext:value-type="float">
            <text:p>0.000151</text:p>
          </table:table-cell>
          <table:table-cell/>
          <table:table-cell office:value-type="float" office:value="30795.855591" calcext:value-type="float">
            <text:p>30795.855591</text:p>
          </table:table-cell>
          <table:table-cell office:value-type="float" office:value="585.790655" calcext:value-type="float">
            <text:p>585.790655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19224" calcext:value-type="float">
            <text:p>809.719224</text:p>
          </table:table-cell>
          <table:table-cell office:value-type="float" office:value="0.000041" calcext:value-type="float">
            <text:p>4.1E-05</text:p>
          </table:table-cell>
          <table:table-cell/>
          <table:table-cell office:value-type="float" office:value="0.011144" calcext:value-type="float">
            <text:p>0.011144</text:p>
          </table:table-cell>
          <table:table-cell office:value-type="float" office:value="0.000128" calcext:value-type="float">
            <text:p>0.000128</text:p>
          </table:table-cell>
          <table:table-cell/>
          <table:table-cell office:value-type="float" office:value="49341.554505" calcext:value-type="float">
            <text:p>49341.554505</text:p>
          </table:table-cell>
          <table:table-cell office:value-type="float" office:value="863.715994" calcext:value-type="float">
            <text:p>863.715994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/>
          <table:table-cell office:value-type="string" calcext:value-type="string">
            <text:p><text:s/>L1 </text:p>
          </table:table-cell>
          <table:table-cell office:value-type="float" office:value="809.715254" calcext:value-type="float">
            <text:p>809.715254</text:p>
          </table:table-cell>
          <table:table-cell office:value-type="float" office:value="0.00004" calcext:value-type="float">
            <text:p>4E-05</text:p>
          </table:table-cell>
          <table:table-cell/>
          <table:table-cell office:value-type="float" office:value="0.012339" calcext:value-type="float">
            <text:p>0.012339</text:p>
          </table:table-cell>
          <table:table-cell office:value-type="float" office:value="0.000119" calcext:value-type="float">
            <text:p>0.000119</text:p>
          </table:table-cell>
          <table:table-cell/>
          <table:table-cell office:value-type="float" office:value="72928.863456" calcext:value-type="float">
            <text:p>72928.863456</text:p>
          </table:table-cell>
          <table:table-cell office:value-type="float" office:value="1413.563568" calcext:value-type="float">
            <text:p>1413.563568</text:p>
          </table:table-cell>
        </table:table-row>
        <table:table-row table:style-name="ro1">
          <table:table-cell office:value-type="string" calcext:value-type="string">
            <text:p>01.tx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2 </text:p>
          </table:table-cell>
          <table:table-cell office:value-type="float" office:value="811.302374" calcext:value-type="float">
            <text:p>811.302374</text:p>
          </table:table-cell>
          <table:table-cell office:value-type="float" office:value="0.006896" calcext:value-type="float">
            <text:p>0.006896</text:p>
          </table:table-cell>
          <table:table-cell/>
          <table:table-cell office:value-type="float" office:value="0.18273" calcext:value-type="float">
            <text:p>0.18273</text:p>
          </table:table-cell>
          <table:table-cell office:value-type="float" office:value="0.023941" calcext:value-type="float">
            <text:p>0.023941</text:p>
          </table:table-cell>
          <table:table-cell/>
          <table:table-cell office:value-type="float" office:value="37.075253" calcext:value-type="float">
            <text:p>37.075253</text:p>
          </table:table-cell>
          <table:table-cell office:value-type="float" office:value="10.642167" calcext:value-type="float">
            <text:p>10.642167</text:p>
          </table:table-cell>
        </table:table-row>
        <table:table-row table:style-name="ro1">
          <table:table-cell office:value-type="string" calcext:value-type="string">
            <text:p>02.tx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L2 </text:p>
          </table:table-cell>
          <table:table-cell office:value-type="float" office:value="811.300536" calcext:value-type="float">
            <text:p>811.300536</text:p>
          </table:table-cell>
          <table:table-cell office:value-type="float" office:value="0.007441" calcext:value-type="float">
            <text:p>0.007441</text:p>
          </table:table-cell>
          <table:table-cell/>
          <table:table-cell office:value-type="float" office:value="0.187314" calcext:value-type="float">
            <text:p>0.187314</text:p>
          </table:table-cell>
          <table:table-cell office:value-type="float" office:value="0.025958" calcext:value-type="float">
            <text:p>0.025958</text:p>
          </table:table-cell>
          <table:table-cell/>
          <table:table-cell office:value-type="float" office:value="37.129582" calcext:value-type="float">
            <text:p>37.129582</text:p>
          </table:table-cell>
          <table:table-cell office:value-type="float" office:value="10.925124" calcext:value-type="float">
            <text:p>10.925124</text:p>
          </table:table-cell>
        </table:table-row>
        <table:table-row table:style-name="ro1">
          <table:table-cell office:value-type="string" calcext:value-type="string">
            <text:p>03.tx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2 </text:p>
          </table:table-cell>
          <table:table-cell office:value-type="float" office:value="811.30583" calcext:value-type="float">
            <text:p>811.30583</text:p>
          </table:table-cell>
          <table:table-cell office:value-type="float" office:value="0.007526" calcext:value-type="float">
            <text:p>0.007526</text:p>
          </table:table-cell>
          <table:table-cell/>
          <table:table-cell office:value-type="float" office:value="0.209844" calcext:value-type="float">
            <text:p>0.209844</text:p>
          </table:table-cell>
          <table:table-cell office:value-type="float" office:value="0.027043" calcext:value-type="float">
            <text:p>0.027043</text:p>
          </table:table-cell>
          <table:table-cell/>
          <table:table-cell office:value-type="float" office:value="42.343349" calcext:value-type="float">
            <text:p>42.343349</text:p>
          </table:table-cell>
          <table:table-cell office:value-type="float" office:value="13.957676" calcext:value-type="float">
            <text:p>13.957676</text:p>
          </table:table-cell>
        </table:table-row>
        <table:table-row table:style-name="ro1">
          <table:table-cell office:value-type="string" calcext:value-type="string">
            <text:p>04.tx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L2 </text:p>
          </table:table-cell>
          <table:table-cell office:value-type="float" office:value="811.291859" calcext:value-type="float">
            <text:p>811.291859</text:p>
          </table:table-cell>
          <table:table-cell office:value-type="float" office:value="0.007111" calcext:value-type="float">
            <text:p>0.007111</text:p>
          </table:table-cell>
          <table:table-cell/>
          <table:table-cell office:value-type="float" office:value="0.188852" calcext:value-type="float">
            <text:p>0.188852</text:p>
          </table:table-cell>
          <table:table-cell office:value-type="float" office:value="0.024838" calcext:value-type="float">
            <text:p>0.024838</text:p>
          </table:table-cell>
          <table:table-cell/>
          <table:table-cell office:value-type="float" office:value="46.616396" calcext:value-type="float">
            <text:p>46.616396</text:p>
          </table:table-cell>
          <table:table-cell office:value-type="float" office:value="13.829005" calcext:value-type="float">
            <text:p>13.829005</text:p>
          </table:table-cell>
        </table:table-row>
        <table:table-row table:style-name="ro1">
          <table:table-cell office:value-type="string" calcext:value-type="string">
            <text:p>05.tx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2 </text:p>
          </table:table-cell>
          <table:table-cell office:value-type="float" office:value="811.279698" calcext:value-type="float">
            <text:p>811.279698</text:p>
          </table:table-cell>
          <table:table-cell office:value-type="float" office:value="0.006753" calcext:value-type="float">
            <text:p>0.006753</text:p>
          </table:table-cell>
          <table:table-cell/>
          <table:table-cell office:value-type="float" office:value="0.190458" calcext:value-type="float">
            <text:p>0.190458</text:p>
          </table:table-cell>
          <table:table-cell office:value-type="float" office:value="0.023575" calcext:value-type="float">
            <text:p>0.023575</text:p>
          </table:table-cell>
          <table:table-cell/>
          <table:table-cell office:value-type="float" office:value="57.363741" calcext:value-type="float">
            <text:p>57.363741</text:p>
          </table:table-cell>
          <table:table-cell office:value-type="float" office:value="17.161814" calcext:value-type="float">
            <text:p>17.161814</text:p>
          </table:table-cell>
        </table:table-row>
        <table:table-row table:style-name="ro1">
          <table:table-cell office:value-type="string" calcext:value-type="string">
            <text:p>06.tx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L2 </text:p>
          </table:table-cell>
          <table:table-cell office:value-type="float" office:value="811.283185" calcext:value-type="float">
            <text:p>811.283185</text:p>
          </table:table-cell>
          <table:table-cell office:value-type="float" office:value="0.007486" calcext:value-type="float">
            <text:p>0.007486</text:p>
          </table:table-cell>
          <table:table-cell/>
          <table:table-cell office:value-type="float" office:value="0.204918" calcext:value-type="float">
            <text:p>0.204918</text:p>
          </table:table-cell>
          <table:table-cell office:value-type="float" office:value="0.026599" calcext:value-type="float">
            <text:p>0.026599</text:p>
          </table:table-cell>
          <table:table-cell/>
          <table:table-cell office:value-type="float" office:value="52.82217" calcext:value-type="float">
            <text:p>52.82217</text:p>
          </table:table-cell>
          <table:table-cell office:value-type="float" office:value="17.00296" calcext:value-type="float">
            <text:p>17.00296</text:p>
          </table:table-cell>
        </table:table-row>
        <table:table-row table:style-name="ro1">
          <table:table-cell office:value-type="string" calcext:value-type="string">
            <text:p>07.tx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2 </text:p>
          </table:table-cell>
          <table:table-cell office:value-type="float" office:value="811.263911" calcext:value-type="float">
            <text:p>811.263911</text:p>
          </table:table-cell>
          <table:table-cell office:value-type="float" office:value="0.00672" calcext:value-type="float">
            <text:p>0.00672</text:p>
          </table:table-cell>
          <table:table-cell/>
          <table:table-cell office:value-type="float" office:value="0.198474" calcext:value-type="float">
            <text:p>0.198474</text:p>
          </table:table-cell>
          <table:table-cell office:value-type="float" office:value="0.0236" calcext:value-type="float">
            <text:p>0.0236</text:p>
          </table:table-cell>
          <table:table-cell/>
          <table:table-cell office:value-type="float" office:value="74.147755" calcext:value-type="float">
            <text:p>74.147755</text:p>
          </table:table-cell>
          <table:table-cell office:value-type="float" office:value="23.116655" calcext:value-type="float">
            <text:p>23.116655</text:p>
          </table:table-cell>
        </table:table-row>
        <table:table-row table:style-name="ro1">
          <table:table-cell office:value-type="string" calcext:value-type="string">
            <text:p>08.tx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L2 </text:p>
          </table:table-cell>
          <table:table-cell office:value-type="float" office:value="811.255031" calcext:value-type="float">
            <text:p>811.255031</text:p>
          </table:table-cell>
          <table:table-cell office:value-type="float" office:value="0.00665" calcext:value-type="float">
            <text:p>0.00665</text:p>
          </table:table-cell>
          <table:table-cell/>
          <table:table-cell office:value-type="float" office:value="0.208026" calcext:value-type="float">
            <text:p>0.208026</text:p>
          </table:table-cell>
          <table:table-cell office:value-type="float" office:value="0.023582" calcext:value-type="float">
            <text:p>0.023582</text:p>
          </table:table-cell>
          <table:table-cell/>
          <table:table-cell office:value-type="float" office:value="86.37089" calcext:value-type="float">
            <text:p>86.37089</text:p>
          </table:table-cell>
          <table:table-cell office:value-type="float" office:value="28.223349" calcext:value-type="float">
            <text:p>28.223349</text:p>
          </table:table-cell>
        </table:table-row>
        <table:table-row table:style-name="ro1">
          <table:table-cell office:value-type="string" calcext:value-type="string">
            <text:p>09.tx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L2 </text:p>
          </table:table-cell>
          <table:table-cell office:value-type="float" office:value="811.24686" calcext:value-type="float">
            <text:p>811.24686</text:p>
          </table:table-cell>
          <table:table-cell office:value-type="float" office:value="0.006687" calcext:value-type="float">
            <text:p>0.006687</text:p>
          </table:table-cell>
          <table:table-cell/>
          <table:table-cell office:value-type="float" office:value="0.21259" calcext:value-type="float">
            <text:p>0.21259</text:p>
          </table:table-cell>
          <table:table-cell office:value-type="float" office:value="0.023803" calcext:value-type="float">
            <text:p>0.023803</text:p>
          </table:table-cell>
          <table:table-cell/>
          <table:table-cell office:value-type="float" office:value="92.947159" calcext:value-type="float">
            <text:p>92.947159</text:p>
          </table:table-cell>
          <table:table-cell office:value-type="float" office:value="31.038615" calcext:value-type="float">
            <text:p>31.038615</text:p>
          </table:table-cell>
        </table:table-row>
        <table:table-row table:style-name="ro1">
          <table:table-cell office:value-type="string" calcext:value-type="string">
            <text:p>10.tx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L2 </text:p>
          </table:table-cell>
          <table:table-cell office:value-type="float" office:value="811.240434" calcext:value-type="float">
            <text:p>811.240434</text:p>
          </table:table-cell>
          <table:table-cell office:value-type="float" office:value="0.006354" calcext:value-type="float">
            <text:p>0.006354</text:p>
          </table:table-cell>
          <table:table-cell/>
          <table:table-cell office:value-type="float" office:value="0.213374" calcext:value-type="float">
            <text:p>0.213374</text:p>
          </table:table-cell>
          <table:table-cell office:value-type="float" office:value="0.022597" calcext:value-type="float">
            <text:p>0.022597</text:p>
          </table:table-cell>
          <table:table-cell/>
          <table:table-cell office:value-type="float" office:value="107.416875" calcext:value-type="float">
            <text:p>107.416875</text:p>
          </table:table-cell>
          <table:table-cell office:value-type="float" office:value="36.002835" calcext:value-type="float">
            <text:p>36.002835</text:p>
          </table:table-cell>
        </table:table-row>
        <table:table-row table:style-name="ro1">
          <table:table-cell office:value-type="string" calcext:value-type="string">
            <text:p>11.txt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L2 </text:p>
          </table:table-cell>
          <table:table-cell office:value-type="float" office:value="811.209464" calcext:value-type="float">
            <text:p>811.209464</text:p>
          </table:table-cell>
          <table:table-cell office:value-type="float" office:value="0.005844" calcext:value-type="float">
            <text:p>0.005844</text:p>
          </table:table-cell>
          <table:table-cell/>
          <table:table-cell office:value-type="float" office:value="0.216087" calcext:value-type="float">
            <text:p>0.216087</text:p>
          </table:table-cell>
          <table:table-cell office:value-type="float" office:value="0.020706" calcext:value-type="float">
            <text:p>0.020706</text:p>
          </table:table-cell>
          <table:table-cell/>
          <table:table-cell office:value-type="float" office:value="151.351982" calcext:value-type="float">
            <text:p>151.351982</text:p>
          </table:table-cell>
          <table:table-cell office:value-type="float" office:value="51.373221" calcext:value-type="float">
            <text:p>51.373221</text:p>
          </table:table-cell>
        </table:table-row>
        <table:table-row table:style-name="ro1">
          <table:table-cell office:value-type="string" calcext:value-type="string">
            <text:p>12.tx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L2 </text:p>
          </table:table-cell>
          <table:table-cell office:value-type="float" office:value="811.148634" calcext:value-type="float">
            <text:p>811.148634</text:p>
          </table:table-cell>
          <table:table-cell office:value-type="float" office:value="0.004667" calcext:value-type="float">
            <text:p>0.004667</text:p>
          </table:table-cell>
          <table:table-cell/>
          <table:table-cell office:value-type="float" office:value="0.194891" calcext:value-type="float">
            <text:p>0.194891</text:p>
          </table:table-cell>
          <table:table-cell office:value-type="float" office:value="0.015956" calcext:value-type="float">
            <text:p>0.015956</text:p>
          </table:table-cell>
          <table:table-cell/>
          <table:table-cell office:value-type="float" office:value="282.033871" calcext:value-type="float">
            <text:p>282.033871</text:p>
          </table:table-cell>
          <table:table-cell office:value-type="float" office:value="86.340051" calcext:value-type="float">
            <text:p>86.340051</text:p>
          </table:table-cell>
        </table:table-row>
        <table:table-row table:style-name="ro1">
          <table:table-cell office:value-type="string" calcext:value-type="string">
            <text:p>13.txt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2 </text:p>
          </table:table-cell>
          <table:table-cell office:value-type="float" office:value="811.159986" calcext:value-type="float">
            <text:p>811.159986</text:p>
          </table:table-cell>
          <table:table-cell office:value-type="float" office:value="0.004538" calcext:value-type="float">
            <text:p>0.004538</text:p>
          </table:table-cell>
          <table:table-cell/>
          <table:table-cell office:value-type="float" office:value="0.194016" calcext:value-type="float">
            <text:p>0.194016</text:p>
          </table:table-cell>
          <table:table-cell office:value-type="float" office:value="0.015536" calcext:value-type="float">
            <text:p>0.015536</text:p>
          </table:table-cell>
          <table:table-cell/>
          <table:table-cell office:value-type="float" office:value="258.312183" calcext:value-type="float">
            <text:p>258.312183</text:p>
          </table:table-cell>
          <table:table-cell office:value-type="float" office:value="78.72326" calcext:value-type="float">
            <text:p>78.72326</text:p>
          </table:table-cell>
        </table:table-row>
        <table:table-row table:style-name="ro1">
          <table:table-cell office:value-type="string" calcext:value-type="string">
            <text:p>14.txt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2 </text:p>
          </table:table-cell>
          <table:table-cell office:value-type="float" office:value="811.096027" calcext:value-type="float">
            <text:p>811.096027</text:p>
          </table:table-cell>
          <table:table-cell office:value-type="float" office:value="0.002689" calcext:value-type="float">
            <text:p>0.002689</text:p>
          </table:table-cell>
          <table:table-cell/>
          <table:table-cell office:value-type="float" office:value="0.112002" calcext:value-type="float">
            <text:p>0.112002</text:p>
          </table:table-cell>
          <table:table-cell office:value-type="float" office:value="0.008141" calcext:value-type="float">
            <text:p>0.008141</text:p>
          </table:table-cell>
          <table:table-cell/>
          <table:table-cell office:value-type="float" office:value="522.381418" calcext:value-type="float">
            <text:p>522.381418</text:p>
          </table:table-cell>
          <table:table-cell office:value-type="float" office:value="91.903387" calcext:value-type="float">
            <text:p>91.903387</text:p>
          </table:table-cell>
        </table:table-row>
        <table:table-row table:style-name="ro1">
          <table:table-cell office:value-type="string" calcext:value-type="string">
            <text:p>15.txt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L2 </text:p>
          </table:table-cell>
          <table:table-cell office:value-type="float" office:value="811.064184" calcext:value-type="float">
            <text:p>811.064184</text:p>
          </table:table-cell>
          <table:table-cell office:value-type="float" office:value="0.00206" calcext:value-type="float">
            <text:p>0.00206</text:p>
          </table:table-cell>
          <table:table-cell/>
          <table:table-cell office:value-type="float" office:value="0.109545" calcext:value-type="float">
            <text:p>0.109545</text:p>
          </table:table-cell>
          <table:table-cell office:value-type="float" office:value="0.006215" calcext:value-type="float">
            <text:p>0.006215</text:p>
          </table:table-cell>
          <table:table-cell/>
          <table:table-cell office:value-type="float" office:value="796.17712" calcext:value-type="float">
            <text:p>796.17712</text:p>
          </table:table-cell>
          <table:table-cell office:value-type="float" office:value="137.000367" calcext:value-type="float">
            <text:p>137.000367</text:p>
          </table:table-cell>
        </table:table-row>
        <table:table-row table:style-name="ro1">
          <table:table-cell office:value-type="string" calcext:value-type="string">
            <text:p>16.tx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L2 </text:p>
          </table:table-cell>
          <table:table-cell office:value-type="float" office:value="811.040272" calcext:value-type="float">
            <text:p>811.040272</text:p>
          </table:table-cell>
          <table:table-cell office:value-type="float" office:value="0.001733" calcext:value-type="float">
            <text:p>0.001733</text:p>
          </table:table-cell>
          <table:table-cell/>
          <table:table-cell office:value-type="float" office:value="0.104427" calcext:value-type="float">
            <text:p>0.104427</text:p>
          </table:table-cell>
          <table:table-cell office:value-type="float" office:value="0.005201" calcext:value-type="float">
            <text:p>0.005201</text:p>
          </table:table-cell>
          <table:table-cell/>
          <table:table-cell office:value-type="float" office:value="1110.523699" calcext:value-type="float">
            <text:p>1110.523699</text:p>
          </table:table-cell>
          <table:table-cell office:value-type="float" office:value="182.163815" calcext:value-type="float">
            <text:p>182.163815</text:p>
          </table:table-cell>
        </table:table-row>
        <table:table-row table:style-name="ro1">
          <table:table-cell office:value-type="string" calcext:value-type="string">
            <text:p>17.txt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L2 </text:p>
          </table:table-cell>
          <table:table-cell office:value-type="float" office:value="811.016974" calcext:value-type="float">
            <text:p>811.016974</text:p>
          </table:table-cell>
          <table:table-cell office:value-type="float" office:value="0.001542" calcext:value-type="float">
            <text:p>0.001542</text:p>
          </table:table-cell>
          <table:table-cell/>
          <table:table-cell office:value-type="float" office:value="0.103414" calcext:value-type="float">
            <text:p>0.103414</text:p>
          </table:table-cell>
          <table:table-cell office:value-type="float" office:value="0.00462" calcext:value-type="float">
            <text:p>0.00462</text:p>
          </table:table-cell>
          <table:table-cell/>
          <table:table-cell office:value-type="float" office:value="1460.011338" calcext:value-type="float">
            <text:p>1460.011338</text:p>
          </table:table-cell>
          <table:table-cell office:value-type="float" office:value="237.16828" calcext:value-type="float">
            <text:p>237.16828</text:p>
          </table:table-cell>
        </table:table-row>
        <table:table-row table:style-name="ro1">
          <table:table-cell office:value-type="string" calcext:value-type="string">
            <text:p>18.txt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L2 </text:p>
          </table:table-cell>
          <table:table-cell office:value-type="float" office:value="811.008521" calcext:value-type="float">
            <text:p>811.008521</text:p>
          </table:table-cell>
          <table:table-cell office:value-type="float" office:value="0.001525" calcext:value-type="float">
            <text:p>0.001525</text:p>
          </table:table-cell>
          <table:table-cell/>
          <table:table-cell office:value-type="float" office:value="0.104026" calcext:value-type="float">
            <text:p>0.104026</text:p>
          </table:table-cell>
          <table:table-cell office:value-type="float" office:value="0.004568" calcext:value-type="float">
            <text:p>0.004568</text:p>
          </table:table-cell>
          <table:table-cell/>
          <table:table-cell office:value-type="float" office:value="1574.365239" calcext:value-type="float">
            <text:p>1574.365239</text:p>
          </table:table-cell>
          <table:table-cell office:value-type="float" office:value="257.255996" calcext:value-type="float">
            <text:p>257.255996</text:p>
          </table:table-cell>
        </table:table-row>
        <table:table-row table:style-name="ro1">
          <table:table-cell office:value-type="string" calcext:value-type="string">
            <text:p>19.txt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L2 </text:p>
          </table:table-cell>
          <table:table-cell office:value-type="float" office:value="810.990809" calcext:value-type="float">
            <text:p>810.990809</text:p>
          </table:table-cell>
          <table:table-cell office:value-type="float" office:value="0.00187" calcext:value-type="float">
            <text:p>0.00187</text:p>
          </table:table-cell>
          <table:table-cell/>
          <table:table-cell office:value-type="float" office:value="0.10764" calcext:value-type="float">
            <text:p>0.10764</text:p>
          </table:table-cell>
          <table:table-cell office:value-type="float" office:value="0.005604" calcext:value-type="float">
            <text:p>0.005604</text:p>
          </table:table-cell>
          <table:table-cell/>
          <table:table-cell office:value-type="float" office:value="1655.982072" calcext:value-type="float">
            <text:p>1655.982072</text:p>
          </table:table-cell>
          <table:table-cell office:value-type="float" office:value="279.995175" calcext:value-type="float">
            <text:p>279.995175</text:p>
          </table:table-cell>
        </table:table-row>
        <table:table-row table:style-name="ro1">
          <table:table-cell office:value-type="string" calcext:value-type="string">
            <text:p>20.txt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2 </text:p>
          </table:table-cell>
          <table:table-cell office:value-type="float" office:value="810.975462" calcext:value-type="float">
            <text:p>810.975462</text:p>
          </table:table-cell>
          <table:table-cell office:value-type="float" office:value="0.001678" calcext:value-type="float">
            <text:p>0.001678</text:p>
          </table:table-cell>
          <table:table-cell/>
          <table:table-cell office:value-type="float" office:value="0.105125" calcext:value-type="float">
            <text:p>0.105125</text:p>
          </table:table-cell>
          <table:table-cell office:value-type="float" office:value="0.005013" calcext:value-type="float">
            <text:p>0.005013</text:p>
          </table:table-cell>
          <table:table-cell/>
          <table:table-cell office:value-type="float" office:value="1966.217338" calcext:value-type="float">
            <text:p>1966.217338</text:p>
          </table:table-cell>
          <table:table-cell office:value-type="float" office:value="324.682141" calcext:value-type="float">
            <text:p>324.682141</text:p>
          </table:table-cell>
        </table:table-row>
        <table:table-row table:style-name="ro1">
          <table:table-cell office:value-type="string" calcext:value-type="string">
            <text:p>21.txt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L2 </text:p>
          </table:table-cell>
          <table:table-cell office:value-type="float" office:value="810.959936" calcext:value-type="float">
            <text:p>810.959936</text:p>
          </table:table-cell>
          <table:table-cell office:value-type="float" office:value="0.001463" calcext:value-type="float">
            <text:p>0.001463</text:p>
          </table:table-cell>
          <table:table-cell/>
          <table:table-cell office:value-type="float" office:value="0.101764" calcext:value-type="float">
            <text:p>0.101764</text:p>
          </table:table-cell>
          <table:table-cell office:value-type="float" office:value="0.004355" calcext:value-type="float">
            <text:p>0.004355</text:p>
          </table:table-cell>
          <table:table-cell/>
          <table:table-cell office:value-type="float" office:value="2352.590148" calcext:value-type="float">
            <text:p>2352.590148</text:p>
          </table:table-cell>
          <table:table-cell office:value-type="float" office:value="376.06391" calcext:value-type="float">
            <text:p>376.06391</text:p>
          </table:table-cell>
        </table:table-row>
        <table:table-row table:style-name="ro1">
          <table:table-cell office:value-type="string" calcext:value-type="string">
            <text:p>22.txt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L2 </text:p>
          </table:table-cell>
          <table:table-cell office:value-type="float" office:value="810.946758" calcext:value-type="float">
            <text:p>810.946758</text:p>
          </table:table-cell>
          <table:table-cell office:value-type="float" office:value="0.00119" calcext:value-type="float">
            <text:p>0.00119</text:p>
          </table:table-cell>
          <table:table-cell/>
          <table:table-cell office:value-type="float" office:value="0.09681" calcext:value-type="float">
            <text:p>0.09681</text:p>
          </table:table-cell>
          <table:table-cell office:value-type="float" office:value="0.003534" calcext:value-type="float">
            <text:p>0.003534</text:p>
          </table:table-cell>
          <table:table-cell/>
          <table:table-cell office:value-type="float" office:value="2839.196053" calcext:value-type="float">
            <text:p>2839.196053</text:p>
          </table:table-cell>
          <table:table-cell office:value-type="float" office:value="431.75515" calcext:value-type="float">
            <text:p>431.75515</text:p>
          </table:table-cell>
        </table:table-row>
        <table:table-row table:style-name="ro1">
          <table:table-cell office:value-type="string" calcext:value-type="string">
            <text:p>23.txt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2 </text:p>
          </table:table-cell>
          <table:table-cell office:value-type="float" office:value="810.934401" calcext:value-type="float">
            <text:p>810.934401</text:p>
          </table:table-cell>
          <table:table-cell office:value-type="float" office:value="0.000943" calcext:value-type="float">
            <text:p>0.000943</text:p>
          </table:table-cell>
          <table:table-cell/>
          <table:table-cell office:value-type="float" office:value="0.093759" calcext:value-type="float">
            <text:p>0.093759</text:p>
          </table:table-cell>
          <table:table-cell office:value-type="float" office:value="0.002792" calcext:value-type="float">
            <text:p>0.002792</text:p>
          </table:table-cell>
          <table:table-cell/>
          <table:table-cell office:value-type="float" office:value="3435.487887" calcext:value-type="float">
            <text:p>3435.487887</text:p>
          </table:table-cell>
          <table:table-cell office:value-type="float" office:value="505.965175" calcext:value-type="float">
            <text:p>505.965175</text:p>
          </table:table-cell>
        </table:table-row>
        <table:table-row table:style-name="ro1">
          <table:table-cell office:value-type="string" calcext:value-type="string">
            <text:p>24.txt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L2 </text:p>
          </table:table-cell>
          <table:table-cell office:value-type="float" office:value="810.898558" calcext:value-type="float">
            <text:p>810.898558</text:p>
          </table:table-cell>
          <table:table-cell office:value-type="float" office:value="0.000441" calcext:value-type="float">
            <text:p>0.000441</text:p>
          </table:table-cell>
          <table:table-cell/>
          <table:table-cell office:value-type="float" office:value="0.076893" calcext:value-type="float">
            <text:p>0.076893</text:p>
          </table:table-cell>
          <table:table-cell office:value-type="float" office:value="0.001292" calcext:value-type="float">
            <text:p>0.001292</text:p>
          </table:table-cell>
          <table:table-cell/>
          <table:table-cell office:value-type="float" office:value="6699.105498" calcext:value-type="float">
            <text:p>6699.105498</text:p>
          </table:table-cell>
          <table:table-cell office:value-type="float" office:value="809.136421" calcext:value-type="float">
            <text:p>809.136421</text:p>
          </table:table-cell>
        </table:table-row>
        <table:table-row table:style-name="ro1">
          <table:table-cell office:value-type="string" calcext:value-type="string">
            <text:p>26.txt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L2 </text:p>
          </table:table-cell>
          <table:table-cell office:value-type="float" office:value="810.873913" calcext:value-type="float">
            <text:p>810.873913</text:p>
          </table:table-cell>
          <table:table-cell office:value-type="float" office:value="0.000394" calcext:value-type="float">
            <text:p>0.000394</text:p>
          </table:table-cell>
          <table:table-cell/>
          <table:table-cell office:value-type="float" office:value="0.064987" calcext:value-type="float">
            <text:p>0.064987</text:p>
          </table:table-cell>
          <table:table-cell office:value-type="float" office:value="0.001146" calcext:value-type="float">
            <text:p>0.001146</text:p>
          </table:table-cell>
          <table:table-cell/>
          <table:table-cell office:value-type="float" office:value="1454.365798" calcext:value-type="float">
            <text:p>1454.365798</text:p>
          </table:table-cell>
          <table:table-cell office:value-type="float" office:value="148.463302" calcext:value-type="float">
            <text:p>148.463302</text:p>
          </table:table-cell>
        </table:table-row>
        <table:table-row table:style-name="ro1">
          <table:table-cell office:value-type="string" calcext:value-type="string">
            <text:p>27.txt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L2 </text:p>
          </table:table-cell>
          <table:table-cell office:value-type="float" office:value="810.86215" calcext:value-type="float">
            <text:p>810.86215</text:p>
          </table:table-cell>
          <table:table-cell office:value-type="float" office:value="0.000536" calcext:value-type="float">
            <text:p>0.000536</text:p>
          </table:table-cell>
          <table:table-cell/>
          <table:table-cell office:value-type="float" office:value="0.057587" calcext:value-type="float">
            <text:p>0.057587</text:p>
          </table:table-cell>
          <table:table-cell office:value-type="float" office:value="0.001557" calcext:value-type="float">
            <text:p>0.001557</text:p>
          </table:table-cell>
          <table:table-cell/>
          <table:table-cell office:value-type="float" office:value="2011.639495" calcext:value-type="float">
            <text:p>2011.639495</text:p>
          </table:table-cell>
          <table:table-cell office:value-type="float" office:value="181.969231" calcext:value-type="float">
            <text:p>181.969231</text:p>
          </table:table-cell>
        </table:table-row>
        <table:table-row table:style-name="ro1">
          <table:table-cell office:value-type="string" calcext:value-type="string">
            <text:p>28.txt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L2 </text:p>
          </table:table-cell>
          <table:table-cell office:value-type="float" office:value="810.846888" calcext:value-type="float">
            <text:p>810.846888</text:p>
          </table:table-cell>
          <table:table-cell office:value-type="float" office:value="0.000854" calcext:value-type="float">
            <text:p>0.000854</text:p>
          </table:table-cell>
          <table:table-cell/>
          <table:table-cell office:value-type="float" office:value="0.050219" calcext:value-type="float">
            <text:p>0.050219</text:p>
          </table:table-cell>
          <table:table-cell office:value-type="float" office:value="0.002457" calcext:value-type="float">
            <text:p>0.002457</text:p>
          </table:table-cell>
          <table:table-cell/>
          <table:table-cell office:value-type="float" office:value="3102.268994" calcext:value-type="float">
            <text:p>3102.268994</text:p>
          </table:table-cell>
          <table:table-cell office:value-type="float" office:value="244.719516" calcext:value-type="float">
            <text:p>244.719516</text:p>
          </table:table-cell>
        </table:table-row>
        <table:table-row table:style-name="ro1">
          <table:table-cell office:value-type="string" calcext:value-type="string">
            <text:p>30.txt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L2 </text:p>
          </table:table-cell>
          <table:table-cell office:value-type="float" office:value="810.840762" calcext:value-type="float">
            <text:p>810.840762</text:p>
          </table:table-cell>
          <table:table-cell office:value-type="float" office:value="0.001467" calcext:value-type="float">
            <text:p>0.001467</text:p>
          </table:table-cell>
          <table:table-cell/>
          <table:table-cell office:value-type="float" office:value="0.047492" calcext:value-type="float">
            <text:p>0.047492</text:p>
          </table:table-cell>
          <table:table-cell office:value-type="float" office:value="0.004243" calcext:value-type="float">
            <text:p>0.004243</text:p>
          </table:table-cell>
          <table:table-cell/>
          <table:table-cell office:value-type="float" office:value="170.710302" calcext:value-type="float">
            <text:p>170.710302</text:p>
          </table:table-cell>
          <table:table-cell office:value-type="float" office:value="12.735032" calcext:value-type="float">
            <text:p>12.735032</text:p>
          </table:table-cell>
        </table:table-row>
        <table:table-row table:style-name="ro1">
          <table:table-cell office:value-type="string" calcext:value-type="string">
            <text:p>31.txt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L2 </text:p>
          </table:table-cell>
          <table:table-cell office:value-type="float" office:value="810.834496" calcext:value-type="float">
            <text:p>810.834496</text:p>
          </table:table-cell>
          <table:table-cell office:value-type="float" office:value="0.002862" calcext:value-type="float">
            <text:p>0.002862</text:p>
          </table:table-cell>
          <table:table-cell/>
          <table:table-cell office:value-type="float" office:value="0.046027" calcext:value-type="float">
            <text:p>0.046027</text:p>
          </table:table-cell>
          <table:table-cell office:value-type="float" office:value="0.008204" calcext:value-type="float">
            <text:p>0.008204</text:p>
          </table:table-cell>
          <table:table-cell/>
          <table:table-cell office:value-type="float" office:value="213.786245" calcext:value-type="float">
            <text:p>213.786245</text:p>
          </table:table-cell>
          <table:table-cell office:value-type="float" office:value="15.456401" calcext:value-type="float">
            <text:p>15.456401</text:p>
          </table:table-cell>
        </table:table-row>
        <table:table-row table:style-name="ro1">
          <table:table-cell office:value-type="string" calcext:value-type="string">
            <text:p>32.tx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2 </text:p>
          </table:table-cell>
          <table:table-cell office:value-type="float" office:value="810.82924" calcext:value-type="float">
            <text:p>810.82924</text:p>
          </table:table-cell>
          <table:table-cell office:value-type="float" office:value="0.004203" calcext:value-type="float">
            <text:p>0.004203</text:p>
          </table:table-cell>
          <table:table-cell/>
          <table:table-cell office:value-type="float" office:value="0.044471" calcext:value-type="float">
            <text:p>0.044471</text:p>
          </table:table-cell>
          <table:table-cell office:value-type="float" office:value="0.011781" calcext:value-type="float">
            <text:p>0.011781</text:p>
          </table:table-cell>
          <table:table-cell/>
          <table:table-cell office:value-type="float" office:value="252.275348" calcext:value-type="float">
            <text:p>252.275348</text:p>
          </table:table-cell>
          <table:table-cell office:value-type="float" office:value="17.622732" calcext:value-type="float">
            <text:p>17.622732</text:p>
          </table:table-cell>
        </table:table-row>
        <table:table-row table:style-name="ro1">
          <table:table-cell office:value-type="string" calcext:value-type="string">
            <text:p>33.txt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2 </text:p>
          </table:table-cell>
          <table:table-cell office:value-type="float" office:value="810.821287" calcext:value-type="float">
            <text:p>810.821287</text:p>
          </table:table-cell>
          <table:table-cell office:value-type="float" office:value="0.005717" calcext:value-type="float">
            <text:p>0.005717</text:p>
          </table:table-cell>
          <table:table-cell/>
          <table:table-cell office:value-type="float" office:value="0.044034" calcext:value-type="float">
            <text:p>0.044034</text:p>
          </table:table-cell>
          <table:table-cell office:value-type="float" office:value="0.015608" calcext:value-type="float">
            <text:p>0.015608</text:p>
          </table:table-cell>
          <table:table-cell/>
          <table:table-cell office:value-type="float" office:value="340.266375" calcext:value-type="float">
            <text:p>340.266375</text:p>
          </table:table-cell>
          <table:table-cell office:value-type="float" office:value="23.535522" calcext:value-type="float">
            <text:p>23.535522</text:p>
          </table:table-cell>
        </table:table-row>
        <table:table-row table:style-name="ro1">
          <table:table-cell office:value-type="string" calcext:value-type="string">
            <text:p>34.txt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2 </text:p>
          </table:table-cell>
          <table:table-cell office:value-type="float" office:value="810.818458" calcext:value-type="float">
            <text:p>810.818458</text:p>
          </table:table-cell>
          <table:table-cell office:value-type="float" office:value="0.007767" calcext:value-type="float">
            <text:p>0.007767</text:p>
          </table:table-cell>
          <table:table-cell/>
          <table:table-cell office:value-type="float" office:value="0.04547" calcext:value-type="float">
            <text:p>0.04547</text:p>
          </table:table-cell>
          <table:table-cell office:value-type="float" office:value="0.022071" calcext:value-type="float">
            <text:p>0.022071</text:p>
          </table:table-cell>
          <table:table-cell/>
          <table:table-cell office:value-type="float" office:value="366.858992" calcext:value-type="float">
            <text:p>366.858992</text:p>
          </table:table-cell>
          <table:table-cell office:value-type="float" office:value="26.202553" calcext:value-type="float">
            <text:p>26.202553</text:p>
          </table:table-cell>
        </table:table-row>
        <table:table-row table:style-name="ro1">
          <table:table-cell office:value-type="string" calcext:value-type="string">
            <text:p>35.txt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L2 </text:p>
          </table:table-cell>
          <table:table-cell office:value-type="float" office:value="810.819987" calcext:value-type="float">
            <text:p>810.819987</text:p>
          </table:table-cell>
          <table:table-cell office:value-type="float" office:value="0.0099" calcext:value-type="float">
            <text:p>0.0099</text:p>
          </table:table-cell>
          <table:table-cell/>
          <table:table-cell office:value-type="float" office:value="0.045022" calcext:value-type="float">
            <text:p>0.045022</text:p>
          </table:table-cell>
          <table:table-cell office:value-type="float" office:value="0.026625" calcext:value-type="float">
            <text:p>0.026625</text:p>
          </table:table-cell>
          <table:table-cell/>
          <table:table-cell office:value-type="float" office:value="389.700921" calcext:value-type="float">
            <text:p>389.700921</text:p>
          </table:table-cell>
          <table:table-cell office:value-type="float" office:value="27.559786" calcext:value-type="float">
            <text:p>27.559786</text:p>
          </table:table-cell>
        </table:table-row>
        <table:table-row table:style-name="ro1">
          <table:table-cell office:value-type="string" calcext:value-type="string">
            <text:p>36.txt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2 </text:p>
          </table:table-cell>
          <table:table-cell office:value-type="float" office:value="810.812139" calcext:value-type="float">
            <text:p>810.812139</text:p>
          </table:table-cell>
          <table:table-cell office:value-type="float" office:value="0.01466" calcext:value-type="float">
            <text:p>0.01466</text:p>
          </table:table-cell>
          <table:table-cell/>
          <table:table-cell office:value-type="float" office:value="0.054766" calcext:value-type="float">
            <text:p>0.054766</text:p>
          </table:table-cell>
          <table:table-cell office:value-type="float" office:value="0.039872" calcext:value-type="float">
            <text:p>0.039872</text:p>
          </table:table-cell>
          <table:table-cell/>
          <table:table-cell office:value-type="float" office:value="375.905496" calcext:value-type="float">
            <text:p>375.905496</text:p>
          </table:table-cell>
          <table:table-cell office:value-type="float" office:value="32.337846" calcext:value-type="float">
            <text:p>32.337846</text:p>
          </table:table-cell>
        </table:table-row>
        <table:table-row table:style-name="ro1">
          <table:table-cell office:value-type="string" calcext:value-type="string">
            <text:p>37.txt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L2 </text:p>
          </table:table-cell>
          <table:table-cell office:value-type="float" office:value="810.827976" calcext:value-type="float">
            <text:p>810.827976</text:p>
          </table:table-cell>
          <table:table-cell office:value-type="float" office:value="0.106239" calcext:value-type="float">
            <text:p>0.106239</text:p>
          </table:table-cell>
          <table:table-cell/>
          <table:table-cell office:value-type="float" office:value="0.386181" calcext:value-type="float">
            <text:p>0.386181</text:p>
          </table:table-cell>
          <table:table-cell office:value-type="float" office:value="0.337826" calcext:value-type="float">
            <text:p>0.337826</text:p>
          </table:table-cell>
          <table:table-cell/>
          <table:table-cell office:value-type="float" office:value="177.888942" calcext:value-type="float">
            <text:p>177.888942</text:p>
          </table:table-cell>
          <table:table-cell office:value-type="float" office:value="107.909617" calcext:value-type="float">
            <text:p>107.909617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6" calcext:value-type="float">
            <text:p>16.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.7" calcext:value-type="float">
            <text:p>32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.4" calcext:value-type="float">
            <text:p>44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.5" calcext:value-type="float">
            <text:p>51.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7" calcext:value-type="float">
            <text:p>57.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.3" calcext:value-type="float">
            <text:p>72.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***+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***+**+*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A2:Sheet2.K1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01:36:48.882213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35:26.169727024</meta:creation-date>
    <dc:date>2019-05-11T01:41:16.391821480</dc:date>
    <meta:editing-duration>PT25M18S</meta:editing-duration>
    <meta:editing-cycles>4</meta:editing-cycles>
    <meta:generator>LibreOffice/6.0.7.3$Linux_X86_64 LibreOffice_project/00m0$Build-3</meta:generator>
    <meta:document-statistic meta:table-count="3" meta:cell-count="1072" meta:object-count="0"/>
  </office:meta>
</office:document-meta>
</file>